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fbe9" style:font-size-asian="12pt" style:language-asian="tr" style:country-asian="TR" style:font-weight-asian="normal" style:font-name-complex="Times New Roman" style:font-size-complex="12pt" style:font-weight-complex="normal"/>
    </style:style>
    <style:style style:name="P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959c4" style:font-size-asian="12pt" style:language-asian="tr" style:country-asian="TR" style:font-weight-asian="normal" style:font-name-complex="Times New Roman" style:font-size-complex="12pt" style:font-weight-complex="normal"/>
    </style:style>
    <style:style style:name="P7"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bc46ac" style:font-size-asian="12pt" style:language-asian="tr" style:country-asian="TR" style:font-weight-asian="normal" style:font-name-complex="Times New Roman"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1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c46ac" style:font-size-asian="12pt" style:language-asian="tr" style:country-asian="TR" style:font-weight-asian="bold" style:font-name-complex="Times New Roman" style:font-size-complex="12pt" style:font-weight-complex="bold"/>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c46ac" style:font-size-asian="12pt" style:language-asian="tr" style:country-asian="TR" style:font-weight-asian="bold" style:font-name-complex="Times New Roman"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fbe9"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b46bd" style:font-size-asian="12pt" style:font-size-complex="12pt"/>
    </style:style>
    <style:style style:name="P31"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b959c4" officeooo:paragraph-rsid="00b959c4" style:font-size-asian="12pt" style:language-asian="tr" style:country-asian="TR" style:font-name-complex="Times New Roman" style:font-size-complex="12pt"/>
    </style:style>
    <style:style style:name="P3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0pt" fo:font-weight="normal" officeooo:rsid="00c90846" officeooo:paragraph-rsid="00bc46ac" style:font-size-asian="10pt" style:language-asian="tr" style:country-asian="TR" style:font-weight-asian="normal" style:font-name-complex="Times New Roman" style:font-size-complex="10pt" style:font-weight-complex="normal"/>
    </style:style>
    <style:style style:name="P3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959c4" style:font-size-asian="11pt" style:language-asian="tr" style:country-asian="TR" style:font-weight-asian="normal" style:font-name-complex="Times New Roman"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4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959c4" officeooo:paragraph-rsid="00b959c4"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59c4"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normal" officeooo:paragraph-rsid="00b959c4" style:font-size-asian="12pt" style:language-asian="tr" style:country-asian="TR" style:font-style-asian="normal" style:font-name-complex="Times New Roman" style:font-size-complex="12pt" style:font-style-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a43a1d" style:font-size-asian="12pt" style:language-asian="tr" style:country-asian="TR" style:font-style-asian="italic" style:font-weight-asian="bold" style:font-name-complex="Times New Roman" style:font-size-complex="12pt"/>
    </style:style>
    <style:style style:name="P5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959c4" style:font-size-asian="11pt" style:language-asian="tr" style:country-asian="TR" style:font-weight-asian="normal" style:font-name-complex="Times New Roman" style:font-size-complex="11pt" style:font-weight-complex="normal"/>
    </style:style>
    <style:style style:name="P6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language-asian="tr" style:country-asian="TR" style:font-name-complex="Times New Roman"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0pt" fo:font-weight="normal" officeooo:rsid="0055ae5c" officeooo:paragraph-rsid="00bc46ac" style:font-size-asian="10pt" style:language-asian="tr" style:country-asian="TR" style:font-weight-asian="normal" style:font-name-complex="Times New Roman" style:font-size-complex="10pt" style:font-weight-complex="normal"/>
    </style:style>
    <style:style style:name="P7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0pt" fo:font-weight="normal" officeooo:rsid="005e877f" officeooo:paragraph-rsid="00bc46ac" style:font-size-asian="10pt" style:language-asian="tr" style:country-asian="TR" style:font-weight-asian="normal" style:font-name-complex="Times New Roman1" style:font-size-complex="10pt" style:font-weight-complex="normal"/>
    </style:style>
    <style:style style:name="P7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7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d9284"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5e877f" officeooo:paragraph-rsid="00b959c4" style:font-size-asian="12pt" style:language-asian="tr" style:country-asian="TR" style:font-weight-asian="normal" style:font-name-complex="Times New Roman" style:font-size-complex="12pt" style:font-weight-complex="normal"/>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c46ac"/>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c46ac"/>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c46ac" style:font-size-asian="12pt" style:language-asian="tr" style:country-asian="TR" style:font-weight-asian="bold" style:font-name-complex="Times New Roman" style:font-size-complex="12pt" style:font-weight-complex="bold"/>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bd9284" style:font-size-asian="12pt" style:font-weight-asian="bold" style:font-size-complex="12pt" style:font-weight-complex="bold"/>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c46ac" style:font-size-asian="12pt" style:language-asian="tr" style:country-asian="TR" style:font-weight-asian="normal" style:font-name-complex="Times New Roman" style:font-size-complex="12pt" style:font-weight-complex="normal"/>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c46ac" style:font-size-asian="12pt" style:language-asian="tr" style:country-asian="TR" style:font-weight-asian="normal" style:font-name-complex="Times New Roman" style:font-size-complex="12pt" style:font-weight-complex="normal"/>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c46ac" style:font-size-asian="12pt" style:language-asian="tr" style:country-asian="TR" style:font-weight-asian="normal" style:font-name-complex="Times New Roman" style:font-size-complex="12pt" style:font-weight-complex="normal"/>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c46ac" style:font-size-asian="12pt" style:language-asian="tr" style:country-asian="TR" style:font-weight-asian="normal" style:font-name-complex="Times New Roman" style:font-size-complex="12pt" style:font-weight-complex="normal"/>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9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94"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c46ac" style:font-weight-asian="bold" style:font-weight-complex="bold"/>
    </style:style>
    <style:style style:name="P95"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c46ac"/>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a43a1d" style:font-weight-asian="normal" style:font-weight-complex="normal"/>
    </style:style>
    <style:style style:name="T10" style:family="text">
      <style:text-properties fo:font-weight="normal" officeooo:rsid="00b8fbe9" style:font-weight-asian="normal" style:font-weight-complex="normal"/>
    </style:style>
    <style:style style:name="T11" style:family="text">
      <style:text-properties fo:font-weight="normal" officeooo:rsid="00c34356" style:font-weight-asian="normal" style:font-weight-complex="normal"/>
    </style:style>
    <style:style style:name="T12" style:family="text">
      <style:text-properties fo:font-weight="normal" officeooo:rsid="00bc46ac" style:font-weight-asian="normal" style:font-weight-complex="normal"/>
    </style:style>
    <style:style style:name="T13" style:family="text">
      <style:text-properties fo:font-weight="normal" officeooo:rsid="00b1d6f4" style:font-weight-asian="normal" style:font-weight-complex="normal"/>
    </style:style>
    <style:style style:name="T14" style:family="text">
      <style:text-properties fo:font-weight="normal" style:language-asian="tr" style:country-asian="TR" style:font-weight-asian="normal" style:font-name-complex="Times New Roman" style:font-weight-complex="normal"/>
    </style:style>
    <style:style style:name="T15" style:family="text">
      <style:text-properties fo:font-weight="normal" officeooo:rsid="00310090" style:language-asian="tr" style:country-asian="TR" style:font-weight-asian="normal" style:font-name-complex="Times New Roman" style:font-weight-complex="normal"/>
    </style:style>
    <style:style style:name="T16" style:family="text">
      <style:text-properties fo:font-weight="normal" officeooo:rsid="0038a6b6" style:language-asian="tr" style:country-asian="TR" style:font-weight-asian="normal" style:font-name-complex="Times New Roman" style:font-weight-complex="normal"/>
    </style:style>
    <style:style style:name="T17" style:family="text">
      <style:text-properties fo:font-weight="normal" officeooo:rsid="0043c25c" style:language-asian="tr" style:country-asian="TR" style:font-weight-asian="normal" style:font-name-complex="Times New Roman" style:font-weight-complex="normal"/>
    </style:style>
    <style:style style:name="T18" style:family="text">
      <style:text-properties fo:font-weight="normal" officeooo:rsid="00455e00" style:language-asian="tr" style:country-asian="TR" style:font-weight-asian="normal" style:font-name-complex="Times New Roman" style:font-weight-complex="normal"/>
    </style:style>
    <style:style style:name="T19" style:family="text">
      <style:text-properties fo:font-weight="normal" officeooo:rsid="007ab96d" style:language-asian="tr" style:country-asian="TR" style:font-weight-asian="normal" style:font-name-complex="Times New Roman" style:font-weight-complex="normal"/>
    </style:style>
    <style:style style:name="T20" style:family="text">
      <style:text-properties fo:font-weight="normal" officeooo:rsid="00a43a1d" style:language-asian="tr" style:country-asian="TR" style:font-weight-asian="normal" style:font-name-complex="Times New Roman" style:font-weight-complex="normal"/>
    </style:style>
    <style:style style:name="T21" style:family="text">
      <style:text-properties fo:font-weight="normal" officeooo:rsid="00b32608" style:language-asian="tr" style:country-asian="TR" style:font-weight-asian="normal" style:font-name-complex="Times New Roman" style:font-weight-complex="normal"/>
    </style:style>
    <style:style style:name="T22" style:family="text">
      <style:text-properties fo:font-weight="normal" officeooo:rsid="0089ada2" style:language-asian="tr" style:country-asian="TR" style:font-weight-asian="normal" style:font-name-complex="Times New Roman" style:font-weight-complex="normal"/>
    </style:style>
    <style:style style:name="T23" style:family="text">
      <style:text-properties fo:font-weight="normal" officeooo:rsid="00b8fbe9" style:language-asian="tr" style:country-asian="TR" style:font-weight-asian="normal" style:font-name-complex="Times New Roman" style:font-weight-complex="normal"/>
    </style:style>
    <style:style style:name="T24" style:family="text">
      <style:text-properties fo:font-weight="normal" officeooo:rsid="00d136f4" style:language-asian="tr" style:country-asian="TR" style:font-weight-asian="normal" style:font-name-complex="Times New Roman" style:font-weight-complex="normal"/>
    </style:style>
    <style:style style:name="T25" style:family="text">
      <style:text-properties fo:font-weight="normal" officeooo:rsid="003c9814" style:language-asian="tr" style:country-asian="TR" style:font-weight-asian="normal" style:font-name-complex="Times New Roman" style:font-weight-complex="normal"/>
    </style:style>
    <style:style style:name="T26" style:family="text">
      <style:text-properties fo:font-weight="normal" officeooo:rsid="004958df" style:language-asian="tr" style:country-asian="TR" style:font-weight-asian="normal" style:font-name-complex="Times New Roman" style:font-weight-complex="normal"/>
    </style:style>
    <style:style style:name="T27" style:family="text">
      <style:text-properties fo:font-weight="normal" officeooo:rsid="0022f6e7" style:language-asian="tr" style:country-asian="TR" style:font-weight-asian="normal" style:font-name-complex="Times New Roman" style:font-weight-complex="normal"/>
    </style:style>
    <style:style style:name="T28" style:family="text">
      <style:text-properties fo:font-weight="normal" officeooo:rsid="0013e64a" style:language-asian="tr" style:country-asian="TR" style:font-weight-asian="normal" style:font-name-complex="Times New Roman" style:font-weight-complex="normal"/>
    </style:style>
    <style:style style:name="T29" style:family="text">
      <style:text-properties fo:font-weight="normal" officeooo:rsid="003b129e" style:language-asian="tr" style:country-asian="TR" style:font-weight-asian="normal" style:font-name-complex="Times New Roman" style:font-weight-complex="normal"/>
    </style:style>
    <style:style style:name="T30" style:family="text">
      <style:text-properties fo:font-weight="normal" officeooo:rsid="003d13be" style:language-asian="tr" style:country-asian="TR" style:font-weight-asian="normal" style:font-name-complex="Times New Roman" style:font-weight-complex="normal"/>
    </style:style>
    <style:style style:name="T31" style:family="text">
      <style:text-properties fo:font-weight="normal" officeooo:rsid="00d43574" style:language-asian="tr" style:country-asian="TR" style:font-weight-asian="normal" style:font-name-complex="Times New Roman" style:font-weight-complex="normal"/>
    </style:style>
    <style:style style:name="T32" style:family="text">
      <style:text-properties fo:font-weight="normal" officeooo:rsid="00bd93a2" style:language-asian="tr" style:country-asian="TR" style:font-weight-asian="normal" style:font-name-complex="Times New Roman" style:font-weight-complex="normal"/>
    </style:style>
    <style:style style:name="T33" style:family="text">
      <style:text-properties fo:font-weight="normal" officeooo:rsid="003c3a02" style:language-asian="tr" style:country-asian="TR" style:font-weight-asian="normal" style:font-weight-complex="normal"/>
    </style:style>
    <style:style style:name="T34" style:family="text">
      <style:text-properties fo:font-weight="normal" officeooo:rsid="00374a74" style:language-asian="tr" style:country-asian="TR" style:font-weight-asian="normal" style:font-weight-complex="normal"/>
    </style:style>
    <style:style style:name="T35" style:family="text">
      <style:text-properties fo:font-weight="normal" officeooo:rsid="0014a809" style:language-asian="tr" style:country-asian="TR" style:font-weight-asian="normal" style:font-weight-complex="normal"/>
    </style:style>
    <style:style style:name="T36" style:family="text">
      <style:text-properties fo:font-weight="normal" officeooo:rsid="006fa4e9" style:language-asian="tr" style:country-asian="TR" style:font-weight-asian="normal" style:font-weight-complex="normal"/>
    </style:style>
    <style:style style:name="T37" style:family="text">
      <style:text-properties fo:font-weight="normal" officeooo:rsid="00d136f4" style:language-asian="tr" style:country-asian="TR" style:font-weight-asian="normal" style:font-name-complex="Tahoma" style:font-weight-complex="normal"/>
    </style:style>
    <style:style style:name="T38" style:family="text">
      <style:text-properties fo:font-weight="normal" officeooo:rsid="004958df" style:language-asian="tr" style:country-asian="TR" style:font-weight-asian="normal" style:font-name-complex="Tahoma" style:font-weight-complex="normal"/>
    </style:style>
    <style:style style:name="T39" style:family="text">
      <style:text-properties fo:font-weight="normal" officeooo:rsid="00d43574" style:language-asian="tr" style:country-asian="TR" style:font-weight-asian="normal" style:font-name-complex="Tahoma" style:font-weight-complex="normal"/>
    </style:style>
    <style:style style:name="T40" style:family="text">
      <style:text-properties officeooo:rsid="00172ad1"/>
    </style:style>
    <style:style style:name="T41" style:family="text">
      <style:text-properties officeooo:rsid="00191904"/>
    </style:style>
    <style:style style:name="T42" style:family="text">
      <style:text-properties officeooo:rsid="001b7644"/>
    </style:style>
    <style:style style:name="T43" style:family="text">
      <style:text-properties officeooo:rsid="001cc920"/>
    </style:style>
    <style:style style:name="T44" style:family="text">
      <style:text-properties officeooo:rsid="001e1f00"/>
    </style:style>
    <style:style style:name="T45" style:family="text">
      <style:text-properties fo:font-weight="bold" style:font-weight-asian="bold" style:font-weight-complex="bold"/>
    </style:style>
    <style:style style:name="T46" style:family="text">
      <style:text-properties fo:font-weight="bold" officeooo:rsid="0024c625" style:font-weight-asian="bold" style:font-weight-complex="bold"/>
    </style:style>
    <style:style style:name="T47" style:family="text">
      <style:text-properties fo:font-weight="bold" officeooo:rsid="002572b2" style:font-weight-asian="bold" style:font-weight-complex="bold"/>
    </style:style>
    <style:style style:name="T48" style:family="text">
      <style:text-properties fo:font-weight="bold" officeooo:rsid="00275b19" style:font-weight-asian="bold" style:font-weight-complex="bold"/>
    </style:style>
    <style:style style:name="T49" style:family="text">
      <style:text-properties fo:font-weight="bold" officeooo:rsid="00298cb2" style:font-weight-asian="bold" style:font-weight-complex="bold"/>
    </style:style>
    <style:style style:name="T50" style:family="text">
      <style:text-properties fo:font-weight="bold" officeooo:rsid="002a4e45" style:font-weight-asian="bold" style:font-weight-complex="bold"/>
    </style:style>
    <style:style style:name="T51" style:family="text">
      <style:text-properties fo:font-weight="bold" officeooo:rsid="0043c25c" style:font-weight-asian="bold" style:font-weight-complex="bold"/>
    </style:style>
    <style:style style:name="T52" style:family="text">
      <style:text-properties fo:font-weight="bold" officeooo:rsid="004419e8" style:font-weight-asian="bold" style:font-weight-complex="bold"/>
    </style:style>
    <style:style style:name="T53" style:family="text">
      <style:text-properties fo:font-weight="bold" officeooo:rsid="00443595" style:font-weight-asian="bold" style:font-weight-complex="bold"/>
    </style:style>
    <style:style style:name="T54" style:family="text">
      <style:text-properties fo:font-weight="bold" officeooo:rsid="00455e00" style:font-weight-asian="bold" style:font-weight-complex="bold"/>
    </style:style>
    <style:style style:name="T55" style:family="text">
      <style:text-properties fo:font-weight="bold" officeooo:rsid="00a1fb85" style:font-weight-asian="bold" style:font-weight-complex="bold"/>
    </style:style>
    <style:style style:name="T56" style:family="text">
      <style:text-properties fo:font-weight="bold" officeooo:rsid="00b8fbe9" style:font-weight-asian="bold" style:font-weight-complex="bold"/>
    </style:style>
    <style:style style:name="T57" style:family="text">
      <style:text-properties fo:font-weight="bold" officeooo:rsid="00ba49e8" style:font-weight-asian="bold" style:font-weight-complex="bold"/>
    </style:style>
    <style:style style:name="T58" style:family="text">
      <style:text-properties fo:font-weight="bold" style:language-asian="tr" style:country-asian="TR" style:font-weight-asian="bold" style:font-name-complex="Times New Roman" style:font-weight-complex="bold"/>
    </style:style>
    <style:style style:name="T59" style:family="text">
      <style:text-properties fo:font-weight="bold" officeooo:rsid="002a4e45" style:language-asian="tr" style:country-asian="TR" style:font-weight-asian="bold" style:font-name-complex="Times New Roman" style:font-weight-complex="bold"/>
    </style:style>
    <style:style style:name="T60" style:family="text">
      <style:text-properties fo:font-weight="bold" officeooo:rsid="00455e00" style:language-asian="tr" style:country-asian="TR" style:font-weight-asian="bold" style:font-name-complex="Times New Roman" style:font-weight-complex="bold"/>
    </style:style>
    <style:style style:name="T61" style:family="text">
      <style:text-properties fo:font-weight="bold" officeooo:rsid="002bcdb2" style:language-asian="tr" style:country-asian="TR" style:font-weight-asian="bold" style:font-name-complex="Times New Roman" style:font-weight-complex="bold"/>
    </style:style>
    <style:style style:name="T62" style:family="text">
      <style:text-properties fo:font-weight="bold" officeooo:rsid="003b129e" style:language-asian="tr" style:country-asian="TR" style:font-weight-asian="bold" style:font-name-complex="Times New Roman" style:font-weight-complex="bold"/>
    </style:style>
    <style:style style:name="T63" style:family="text">
      <style:text-properties fo:font-weight="bold" officeooo:rsid="009100a2" style:language-asian="tr" style:country-asian="TR" style:font-weight-asian="bold" style:font-name-complex="Times New Roman" style:font-weight-complex="bold"/>
    </style:style>
    <style:style style:name="T64" style:family="text">
      <style:text-properties fo:font-weight="bold" officeooo:rsid="0083f865" style:language-asian="tr" style:country-asian="TR" style:font-weight-asian="bold" style:font-name-complex="Times New Roman" style:font-weight-complex="bold"/>
    </style:style>
    <style:style style:name="T65" style:family="text">
      <style:text-properties fo:font-weight="bold" officeooo:rsid="00632b9b" style:language-asian="tr" style:country-asian="TR" style:font-weight-asian="bold" style:font-name-complex="Times New Roman" style:font-weight-complex="bold"/>
    </style:style>
    <style:style style:name="T66" style:family="text">
      <style:text-properties fo:font-weight="bold" officeooo:rsid="008f180f" style:language-asian="tr" style:country-asian="TR" style:font-weight-asian="bold" style:font-name-complex="Times New Roman" style:font-weight-complex="bold"/>
    </style:style>
    <style:style style:name="T67" style:family="text">
      <style:text-properties fo:font-weight="bold" officeooo:rsid="006fa4e9" style:language-asian="tr" style:country-asian="TR" style:font-weight-asian="bold" style:font-name-complex="Times New Roman" style:font-weight-complex="bold"/>
    </style:style>
    <style:style style:name="T68" style:family="text">
      <style:text-properties fo:font-weight="bold" officeooo:rsid="008042ba" style:language-asian="tr" style:country-asian="TR" style:font-weight-asian="bold" style:font-name-complex="Times New Roman" style:font-weight-complex="bold"/>
    </style:style>
    <style:style style:name="T69" style:family="text">
      <style:text-properties fo:font-weight="bold" officeooo:rsid="00b32608" style:language-asian="tr" style:country-asian="TR" style:font-weight-asian="bold" style:font-name-complex="Times New Roman" style:font-weight-complex="bold"/>
    </style:style>
    <style:style style:name="T70" style:family="text">
      <style:text-properties fo:font-weight="bold" officeooo:rsid="00b8fbe9" style:language-asian="tr" style:country-asian="TR" style:font-weight-asian="bold" style:font-name-complex="Times New Roman" style:font-weight-complex="bold"/>
    </style:style>
    <style:style style:name="T71" style:family="text">
      <style:text-properties fo:font-weight="bold" officeooo:rsid="00ba49e8" style:language-asian="tr" style:country-asian="TR" style:font-weight-asian="bold" style:font-name-complex="Times New Roman" style:font-weight-complex="bold"/>
    </style:style>
    <style:style style:name="T72" style:family="text">
      <style:text-properties fo:font-weight="bold" officeooo:rsid="00d136f4" style:language-asian="tr" style:country-asian="TR" style:font-weight-asian="bold" style:font-name-complex="Times New Roman" style:font-weight-complex="bold"/>
    </style:style>
    <style:style style:name="T73" style:family="text">
      <style:text-properties fo:font-weight="bold" officeooo:rsid="00d9884f" style:language-asian="tr" style:country-asian="TR" style:font-weight-asian="bold" style:font-name-complex="Times New Roman" style:font-weight-complex="bold"/>
    </style:style>
    <style:style style:name="T74" style:family="text">
      <style:text-properties fo:font-weight="bold" officeooo:rsid="00bd9284" style:language-asian="tr" style:country-asian="TR" style:font-weight-asian="bold" style:font-name-complex="Times New Roman" style:font-weight-complex="bold"/>
    </style:style>
    <style:style style:name="T75" style:family="text">
      <style:text-properties fo:letter-spacing="0.011cm"/>
    </style:style>
    <style:style style:name="T76" style:family="text">
      <style:text-properties officeooo:rsid="001f62ef"/>
    </style:style>
    <style:style style:name="T77" style:family="text">
      <style:text-properties officeooo:rsid="0023f1ec"/>
    </style:style>
    <style:style style:name="T78" style:family="text">
      <style:text-properties officeooo:rsid="0024c625"/>
    </style:style>
    <style:style style:name="T79" style:family="text">
      <style:text-properties fo:font-style="normal" fo:font-weight="bold" officeooo:rsid="00172ad1" style:font-style-asian="normal" style:font-weight-asian="bold" style:font-name-complex="Times New Roman1" style:font-weight-complex="bold"/>
    </style:style>
    <style:style style:name="T80" style:family="text">
      <style:text-properties fo:font-style="normal" fo:font-weight="bold" officeooo:rsid="002572b2" style:font-style-asian="normal" style:font-weight-asian="bold" style:font-name-complex="Times New Roman1" style:font-weight-complex="bold"/>
    </style:style>
    <style:style style:name="T81" style:family="text">
      <style:text-properties fo:font-style="normal" fo:font-weight="bold" officeooo:rsid="005192be" style:font-style-asian="normal" style:font-weight-asian="bold" style:font-name-complex="Times New Roman1" style:font-weight-complex="bold"/>
    </style:style>
    <style:style style:name="T82" style:family="text">
      <style:text-properties fo:font-style="normal" fo:font-weight="bold" officeooo:rsid="00632b9b" style:font-style-asian="normal" style:font-weight-asian="bold" style:font-name-complex="Times New Roman1" style:font-weight-complex="bold"/>
    </style:style>
    <style:style style:name="T83" style:family="text">
      <style:text-properties fo:font-style="normal" fo:font-weight="bold" officeooo:rsid="00821128" style:font-style-asian="normal" style:font-weight-asian="bold" style:font-name-complex="Times New Roman1" style:font-weight-complex="bold"/>
    </style:style>
    <style:style style:name="T84" style:family="text">
      <style:text-properties fo:font-style="normal" fo:font-weight="bold" officeooo:rsid="006fa4e9" style:font-style-asian="normal" style:font-weight-asian="bold" style:font-name-complex="Times New Roman1" style:font-weight-complex="bold"/>
    </style:style>
    <style:style style:name="T85" style:family="text">
      <style:text-properties fo:font-style="normal" fo:font-weight="bold" officeooo:rsid="00ba49e8" style:font-style-asian="normal" style:font-weight-asian="bold" style:font-name-complex="Times New Roman1" style:font-weight-complex="bold"/>
    </style:style>
    <style:style style:name="T86" style:family="text">
      <style:text-properties fo:font-style="normal" fo:font-weight="bold" style:font-style-asian="normal" style:font-weight-asian="bold" style:font-name-complex="Times New Roman1" style:font-weight-complex="normal"/>
    </style:style>
    <style:style style:name="T87" style:family="text">
      <style:text-properties fo:font-style="normal" fo:font-weight="bold" officeooo:rsid="0024c625" style:font-style-asian="normal" style:font-weight-asian="bold" style:font-name-complex="Times New Roman1" style:font-weight-complex="normal"/>
    </style:style>
    <style:style style:name="T88" style:family="text">
      <style:text-properties fo:font-style="normal" fo:font-weight="bold" officeooo:rsid="002572b2" style:font-style-asian="normal" style:font-weight-asian="bold" style:font-name-complex="Times New Roman1" style:font-weight-complex="normal"/>
    </style:style>
    <style:style style:name="T89" style:family="text">
      <style:text-properties fo:font-style="normal" fo:font-weight="bold" officeooo:rsid="00275b19" style:font-style-asian="normal" style:font-weight-asian="bold" style:font-name-complex="Times New Roman1" style:font-weight-complex="normal"/>
    </style:style>
    <style:style style:name="T90" style:family="text">
      <style:text-properties fo:font-style="normal" fo:font-weight="bold" officeooo:rsid="00298cb2" style:font-style-asian="normal" style:font-weight-asian="bold" style:font-name-complex="Times New Roman1" style:font-weight-complex="normal"/>
    </style:style>
    <style:style style:name="T91" style:family="text">
      <style:text-properties fo:font-style="normal" fo:font-weight="bold" officeooo:rsid="002a4e45" style:font-style-asian="normal" style:font-weight-asian="bold" style:font-name-complex="Times New Roman1" style:font-weight-complex="normal"/>
    </style:style>
    <style:style style:name="T92" style:family="text">
      <style:text-properties fo:font-style="normal" fo:font-weight="bold" officeooo:rsid="005192be" style:font-style-asian="normal" style:font-weight-asian="bold" style:font-name-complex="Times New Roman1" style:font-weight-complex="normal"/>
    </style:style>
    <style:style style:name="T93" style:family="text">
      <style:text-properties fo:font-style="normal" fo:font-weight="normal" style:font-style-asian="normal" style:font-weight-asian="normal" style:font-name-complex="Times New Roman1" style:font-weight-complex="normal"/>
    </style:style>
    <style:style style:name="T94" style:family="text">
      <style:text-properties fo:font-style="normal" fo:font-weight="normal" officeooo:rsid="00172ad1" style:font-style-asian="normal" style:font-weight-asian="normal" style:font-name-complex="Times New Roman1" style:font-weight-complex="normal"/>
    </style:style>
    <style:style style:name="T95" style:family="text">
      <style:text-properties fo:font-style="normal" fo:font-weight="normal" officeooo:rsid="00275b19" style:font-style-asian="normal" style:font-weight-asian="normal" style:font-name-complex="Times New Roman1" style:font-weight-complex="normal"/>
    </style:style>
    <style:style style:name="T96" style:family="text">
      <style:text-properties fo:font-style="normal" fo:font-weight="normal" officeooo:rsid="0023f1ec" style:font-style-asian="normal" style:font-weight-asian="normal" style:font-name-complex="Times New Roman1" style:font-weight-complex="normal"/>
    </style:style>
    <style:style style:name="T97" style:family="text">
      <style:text-properties fo:font-style="normal" fo:font-weight="normal" officeooo:rsid="0043c25c" style:font-style-asian="normal" style:font-weight-asian="normal" style:font-name-complex="Times New Roman1" style:font-weight-complex="normal"/>
    </style:style>
    <style:style style:name="T98" style:family="text">
      <style:text-properties fo:font-style="normal" fo:font-weight="normal" officeooo:rsid="002572b2" style:font-style-asian="normal" style:font-weight-asian="normal" style:font-name-complex="Times New Roman1" style:font-weight-complex="normal"/>
    </style:style>
    <style:style style:name="T99" style:family="text">
      <style:text-properties fo:font-style="normal" fo:font-weight="normal" officeooo:rsid="00455e00" style:font-style-asian="normal" style:font-weight-asian="normal" style:font-name-complex="Times New Roman1" style:font-weight-complex="normal"/>
    </style:style>
    <style:style style:name="T100" style:family="text">
      <style:text-properties fo:font-style="normal" fo:font-weight="normal" officeooo:rsid="0047d350" style:font-style-asian="normal" style:font-weight-asian="normal" style:font-name-complex="Times New Roman1" style:font-weight-complex="normal"/>
    </style:style>
    <style:style style:name="T101" style:family="text">
      <style:text-properties fo:font-style="normal" fo:font-weight="normal" officeooo:rsid="007390b8" style:font-style-asian="normal" style:font-weight-asian="normal" style:font-name-complex="Times New Roman1" style:font-weight-complex="normal"/>
    </style:style>
    <style:style style:name="T102"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103" style:family="text">
      <style:text-properties fo:font-style="normal" style:font-style-asian="normal" style:font-name-complex="Times New Roman1" style:font-weight-complex="normal"/>
    </style:style>
    <style:style style:name="T104" style:family="text">
      <style:text-properties fo:font-style="normal" officeooo:rsid="00172ad1" style:font-style-asian="normal" style:font-name-complex="Times New Roman1" style:font-weight-complex="normal"/>
    </style:style>
    <style:style style:name="T105" style:family="text">
      <style:text-properties fo:font-style="normal" officeooo:rsid="00275b19" style:font-style-asian="normal" style:font-name-complex="Times New Roman1" style:font-weight-complex="normal"/>
    </style:style>
    <style:style style:name="T106" style:family="text">
      <style:text-properties fo:font-style="normal" officeooo:rsid="0024c625" style:font-style-asian="normal" style:font-name-complex="Times New Roman1" style:font-weight-complex="normal"/>
    </style:style>
    <style:style style:name="T107" style:family="text">
      <style:text-properties fo:font-style="normal" officeooo:rsid="0043c25c" style:font-style-asian="normal" style:font-name-complex="Times New Roman1" style:font-weight-complex="normal"/>
    </style:style>
    <style:style style:name="T108" style:family="text">
      <style:text-properties fo:font-style="normal" style:language-asian="tr" style:country-asian="TR" style:font-style-asian="normal" style:font-name-complex="Times New Roman" style:font-weight-complex="normal"/>
    </style:style>
    <style:style style:name="T109" style:family="text">
      <style:text-properties fo:font-style="normal" officeooo:rsid="00496a67" style:language-asian="tr" style:country-asian="TR" style:font-style-asian="normal" style:font-name-complex="Times New Roman" style:font-weight-complex="normal"/>
    </style:style>
    <style:style style:name="T110" style:family="text">
      <style:text-properties fo:font-style="normal" officeooo:rsid="00443595" style:language-asian="tr" style:country-asian="TR" style:font-style-asian="normal" style:font-name-complex="Times New Roman" style:font-weight-complex="normal"/>
    </style:style>
    <style:style style:name="T111" style:family="text">
      <style:text-properties fo:font-style="normal" officeooo:rsid="003d13be" style:language-asian="tr" style:country-asian="TR" style:font-style-asian="normal" style:font-name-complex="Times New Roman" style:font-weight-complex="normal"/>
    </style:style>
    <style:style style:name="T112" style:family="text">
      <style:text-properties fo:font-style="normal" officeooo:rsid="003b129e" style:language-asian="tr" style:country-asian="TR" style:font-style-asian="normal" style:font-name-complex="Times New Roman" style:font-weight-complex="normal"/>
    </style:style>
    <style:style style:name="T113" style:family="text">
      <style:text-properties fo:font-style="normal" officeooo:rsid="003c9814" style:language-asian="tr" style:country-asian="TR" style:font-style-asian="normal" style:font-name-complex="Times New Roman" style:font-weight-complex="normal"/>
    </style:style>
    <style:style style:name="T114" style:family="text">
      <style:text-properties fo:font-style="normal" officeooo:rsid="0056ecfa" style:language-asian="tr" style:country-asian="TR" style:font-style-asian="normal" style:font-name-complex="Times New Roman" style:font-weight-complex="normal"/>
    </style:style>
    <style:style style:name="T115" style:family="text">
      <style:text-properties fo:font-style="normal" officeooo:rsid="007e3d08" style:language-asian="tr" style:country-asian="TR" style:font-style-asian="normal" style:font-name-complex="Times New Roman" style:font-weight-complex="normal"/>
    </style:style>
    <style:style style:name="T116" style:family="text">
      <style:text-properties fo:font-style="normal" officeooo:rsid="008f180f" style:language-asian="tr" style:country-asian="TR" style:font-style-asian="normal" style:font-name-complex="Times New Roman" style:font-weight-complex="normal"/>
    </style:style>
    <style:style style:name="T117"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18" style:family="text">
      <style:text-properties fo:language="tr" fo:country="TR" fo:font-weight="bold" style:font-weight-asian="bold" style:font-name-complex="Times New Roman1" style:font-weight-complex="bold"/>
    </style:style>
    <style:style style:name="T119" style:family="text">
      <style:text-properties fo:language="tr" fo:country="TR" fo:font-weight="bold" officeooo:rsid="0024c625" style:font-weight-asian="bold" style:font-name-complex="Times New Roman1" style:font-weight-complex="bold"/>
    </style:style>
    <style:style style:name="T120" style:family="text">
      <style:text-properties fo:language="tr" fo:country="TR" fo:font-weight="bold" officeooo:rsid="0043c25c" style:font-weight-asian="bold" style:font-name-complex="Times New Roman1" style:font-weight-complex="bold"/>
    </style:style>
    <style:style style:name="T121" style:family="text">
      <style:text-properties fo:language="tr" fo:country="TR" fo:font-style="normal" fo:font-weight="bold" style:font-style-asian="normal" style:font-weight-asian="bold" style:font-name-complex="Times New Roman1" style:font-weight-complex="normal"/>
    </style:style>
    <style:style style:name="T122" style:family="text">
      <style:text-properties fo:language="tr" fo:country="TR" fo:font-style="normal" fo:font-weight="normal" style:font-style-asian="normal" style:font-weight-asian="normal" style:font-name-complex="Times New Roman1" style:font-weight-complex="normal"/>
    </style:style>
    <style:style style:name="T123" style:family="text">
      <style:text-properties fo:language="tr" fo:country="TR" fo:font-style="normal" fo:font-weight="normal" officeooo:rsid="004c1294" style:font-style-asian="normal" style:font-weight-asian="normal" style:font-name-complex="Times New Roman1" style:font-weight-complex="normal"/>
    </style:style>
    <style:style style:name="T124" style:family="text">
      <style:text-properties fo:language="tr" fo:country="TR" style:font-name-complex="Times New Roman1"/>
    </style:style>
    <style:style style:name="T125" style:family="text">
      <style:text-properties fo:language="tr" fo:country="TR" officeooo:rsid="00172ad1" style:font-name-complex="Times New Roman1"/>
    </style:style>
    <style:style style:name="T126" style:family="text">
      <style:text-properties fo:language="tr" fo:country="TR" officeooo:rsid="0043c25c" style:font-name-complex="Times New Roman1"/>
    </style:style>
    <style:style style:name="T127" style:family="text">
      <style:text-properties fo:language="tr" fo:country="TR" officeooo:rsid="004c1294" style:font-name-complex="Times New Roman1"/>
    </style:style>
    <style:style style:name="T128" style:family="text">
      <style:text-properties fo:language="tr" fo:country="TR" officeooo:rsid="00b0e99e" style:font-name-complex="Times New Roman1"/>
    </style:style>
    <style:style style:name="T129" style:family="text">
      <style:text-properties officeooo:rsid="002b0bb3"/>
    </style:style>
    <style:style style:name="T130" style:family="text">
      <style:text-properties style:language-asian="tr" style:country-asian="TR" style:font-name-complex="Times New Roman"/>
    </style:style>
    <style:style style:name="T131" style:family="text">
      <style:text-properties officeooo:rsid="00172ad1" style:language-asian="tr" style:country-asian="TR" style:font-name-complex="Times New Roman"/>
    </style:style>
    <style:style style:name="T132" style:family="text">
      <style:text-properties officeooo:rsid="002bcdb2" style:language-asian="tr" style:country-asian="TR" style:font-name-complex="Times New Roman"/>
    </style:style>
    <style:style style:name="T133" style:family="text">
      <style:text-properties officeooo:rsid="00310090" style:language-asian="tr" style:country-asian="TR" style:font-name-complex="Times New Roman"/>
    </style:style>
    <style:style style:name="T134" style:family="text">
      <style:text-properties officeooo:rsid="0033b636" style:language-asian="tr" style:country-asian="TR" style:font-name-complex="Times New Roman"/>
    </style:style>
    <style:style style:name="T135" style:family="text">
      <style:text-properties officeooo:rsid="003aa60a" style:language-asian="tr" style:country-asian="TR" style:font-name-complex="Times New Roman"/>
    </style:style>
    <style:style style:name="T136" style:family="text">
      <style:text-properties officeooo:rsid="0013e64a" style:language-asian="tr" style:country-asian="TR" style:font-name-complex="Times New Roman"/>
    </style:style>
    <style:style style:name="T137" style:family="text">
      <style:text-properties officeooo:rsid="003b129e" style:language-asian="tr" style:country-asian="TR" style:font-name-complex="Times New Roman"/>
    </style:style>
    <style:style style:name="T138" style:family="text">
      <style:text-properties officeooo:rsid="0022f6e7" style:language-asian="tr" style:country-asian="TR" style:font-name-complex="Times New Roman"/>
    </style:style>
    <style:style style:name="T139" style:family="text">
      <style:text-properties officeooo:rsid="003c9814" style:language-asian="tr" style:country-asian="TR" style:font-name-complex="Times New Roman"/>
    </style:style>
    <style:style style:name="T140" style:family="text">
      <style:text-properties officeooo:rsid="003d13be" style:language-asian="tr" style:country-asian="TR" style:font-name-complex="Times New Roman"/>
    </style:style>
    <style:style style:name="T141" style:family="text">
      <style:text-properties officeooo:rsid="003d6035" style:language-asian="tr" style:country-asian="TR" style:font-name-complex="Times New Roman"/>
    </style:style>
    <style:style style:name="T142" style:family="text">
      <style:text-properties officeooo:rsid="00467d30" style:language-asian="tr" style:country-asian="TR" style:font-name-complex="Times New Roman"/>
    </style:style>
    <style:style style:name="T143" style:family="text">
      <style:text-properties officeooo:rsid="004958df" style:language-asian="tr" style:country-asian="TR" style:font-name-complex="Times New Roman"/>
    </style:style>
    <style:style style:name="T144" style:family="text">
      <style:text-properties officeooo:rsid="004e8cf1" style:language-asian="tr" style:country-asian="TR" style:font-name-complex="Times New Roman"/>
    </style:style>
    <style:style style:name="T145" style:family="text">
      <style:text-properties officeooo:rsid="00455e00" style:language-asian="tr" style:country-asian="TR" style:font-name-complex="Times New Roman"/>
    </style:style>
    <style:style style:name="T146" style:family="text">
      <style:text-properties officeooo:rsid="001c4bd1" style:language-asian="tr" style:country-asian="TR" style:font-name-complex="Times New Roman"/>
    </style:style>
    <style:style style:name="T147" style:family="text">
      <style:text-properties officeooo:rsid="0047d350" style:language-asian="tr" style:country-asian="TR" style:font-name-complex="Times New Roman"/>
    </style:style>
    <style:style style:name="T148" style:family="text">
      <style:text-properties officeooo:rsid="0016608b" style:language-asian="tr" style:country-asian="TR" style:font-name-complex="Times New Roman"/>
    </style:style>
    <style:style style:name="T149" style:family="text">
      <style:text-properties officeooo:rsid="00348da0" style:language-asian="tr" style:country-asian="TR" style:font-name-complex="Times New Roman"/>
    </style:style>
    <style:style style:name="T150" style:family="text">
      <style:text-properties officeooo:rsid="006bae34" style:language-asian="tr" style:country-asian="TR" style:font-name-complex="Times New Roman"/>
    </style:style>
    <style:style style:name="T151" style:family="text">
      <style:text-properties officeooo:rsid="008f180f" style:language-asian="tr" style:country-asian="TR" style:font-name-complex="Times New Roman"/>
    </style:style>
    <style:style style:name="T152" style:family="text">
      <style:text-properties officeooo:rsid="0097ef5f" style:language-asian="tr" style:country-asian="TR" style:font-name-complex="Times New Roman"/>
    </style:style>
    <style:style style:name="T153" style:family="text">
      <style:text-properties officeooo:rsid="002b0bb3" style:language-asian="tr" style:country-asian="TR" style:font-name-complex="Times New Roman"/>
    </style:style>
    <style:style style:name="T154" style:family="text">
      <style:text-properties officeooo:rsid="001ab6fb" style:language-asian="tr" style:country-asian="TR" style:font-name-complex="Times New Roman"/>
    </style:style>
    <style:style style:name="T155" style:family="text">
      <style:text-properties officeooo:rsid="00875977" style:language-asian="tr" style:country-asian="TR" style:font-name-complex="Times New Roman"/>
    </style:style>
    <style:style style:name="T156" style:family="text">
      <style:text-properties officeooo:rsid="00512536" style:language-asian="tr" style:country-asian="TR" style:font-name-complex="Times New Roman"/>
    </style:style>
    <style:style style:name="T157" style:family="text">
      <style:text-properties officeooo:rsid="0013588f" style:language-asian="tr" style:country-asian="TR" style:font-name-complex="Times New Roman"/>
    </style:style>
    <style:style style:name="T158" style:family="text">
      <style:text-properties officeooo:rsid="00443595" style:language-asian="tr" style:country-asian="TR" style:font-name-complex="Times New Roman"/>
    </style:style>
    <style:style style:name="T159" style:family="text">
      <style:text-properties officeooo:rsid="0014c035" style:language-asian="tr" style:country-asian="TR" style:font-name-complex="Times New Roman"/>
    </style:style>
    <style:style style:name="T160" style:family="text">
      <style:text-properties officeooo:rsid="006fa4e9" style:language-asian="tr" style:country-asian="TR" style:font-name-complex="Times New Roman"/>
    </style:style>
    <style:style style:name="T161" style:family="text">
      <style:text-properties officeooo:rsid="004a1f33" style:language-asian="tr" style:country-asian="TR" style:font-name-complex="Times New Roman"/>
    </style:style>
    <style:style style:name="T162" style:family="text">
      <style:text-properties officeooo:rsid="005e4a91" style:language-asian="tr" style:country-asian="TR" style:font-name-complex="Times New Roman"/>
    </style:style>
    <style:style style:name="T163" style:family="text">
      <style:text-properties officeooo:rsid="00a43a1d" style:language-asian="tr" style:country-asian="TR" style:font-name-complex="Times New Roman"/>
    </style:style>
    <style:style style:name="T164" style:family="text">
      <style:text-properties officeooo:rsid="00a7f9fb" style:language-asian="tr" style:country-asian="TR" style:font-name-complex="Times New Roman"/>
    </style:style>
    <style:style style:name="T165" style:family="text">
      <style:text-properties officeooo:rsid="00b32608" style:language-asian="tr" style:country-asian="TR" style:font-name-complex="Times New Roman"/>
    </style:style>
    <style:style style:name="T166" style:family="text">
      <style:text-properties officeooo:rsid="00b8fbe9" style:language-asian="tr" style:country-asian="TR" style:font-name-complex="Times New Roman"/>
    </style:style>
    <style:style style:name="T167" style:family="text">
      <style:text-properties officeooo:rsid="00bd9284" style:language-asian="tr" style:country-asian="TR" style:font-name-complex="Times New Roman"/>
    </style:style>
    <style:style style:name="T168" style:family="text">
      <style:text-properties style:language-asian="tr" style:country-asian="TR" style:font-name-complex="Tahoma"/>
    </style:style>
    <style:style style:name="T169" style:family="text">
      <style:text-properties officeooo:rsid="003b129e" style:language-asian="tr" style:country-asian="TR" style:font-name-complex="Tahoma"/>
    </style:style>
    <style:style style:name="T170" style:family="text">
      <style:text-properties officeooo:rsid="004958df" style:language-asian="tr" style:country-asian="TR" style:font-name-complex="Tahoma"/>
    </style:style>
    <style:style style:name="T171" style:family="text">
      <style:text-properties officeooo:rsid="006bae34" style:language-asian="tr" style:country-asian="TR" style:font-name-complex="Tahoma"/>
    </style:style>
    <style:style style:name="T172" style:family="text">
      <style:text-properties officeooo:rsid="00374a74" style:language-asian="tr" style:country-asian="TR"/>
    </style:style>
    <style:style style:name="T173" style:family="text">
      <style:text-properties officeooo:rsid="0014a809" style:language-asian="tr" style:country-asian="TR"/>
    </style:style>
    <style:style style:name="T174" style:family="text">
      <style:text-properties officeooo:rsid="00347560"/>
    </style:style>
    <style:style style:name="T175" style:family="text">
      <style:text-properties officeooo:rsid="00348da0"/>
    </style:style>
    <style:style style:name="T176" style:family="text">
      <style:text-properties officeooo:rsid="0043c25c"/>
    </style:style>
    <style:style style:name="T177" style:family="text">
      <style:text-properties officeooo:rsid="00443595"/>
    </style:style>
    <style:style style:name="T178" style:family="text">
      <style:text-properties officeooo:rsid="0047d350"/>
    </style:style>
    <style:style style:name="T179" style:family="text">
      <style:text-properties fo:font-style="italic" style:text-underline-style="solid" style:text-underline-width="auto" style:text-underline-color="font-color" fo:font-weight="bold" style:font-style-asian="italic" style:font-weight-asian="bold"/>
    </style:style>
    <style:style style:name="T18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1"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8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84"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8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8"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9" style:family="text">
      <style:text-properties fo:font-style="italic" fo:font-weight="normal" officeooo:rsid="00b959c4" style:language-asian="tr" style:country-asian="TR" style:font-style-asian="italic" style:font-weight-asian="normal" style:font-name-complex="Times New Roman" style:font-style-complex="italic" style:font-weight-complex="normal"/>
    </style:style>
    <style:style style:name="T190" style:family="text">
      <style:text-properties fo:font-style="italic" fo:font-weight="normal" officeooo:rsid="00bb46bd" style:language-asian="tr" style:country-asian="TR" style:font-style-asian="italic" style:font-weight-asian="normal" style:font-name-complex="Times New Roman" style:font-style-complex="italic" style:font-weight-complex="normal"/>
    </style:style>
    <style:style style:name="T191" style:family="text">
      <style:text-properties fo:font-style="italic" fo:font-weight="normal" officeooo:rsid="00bcd9f6" style:language-asian="tr" style:country-asian="TR" style:font-style-asian="italic" style:font-weight-asian="normal" style:font-name-complex="Times New Roman" style:font-style-complex="italic" style:font-weight-complex="normal"/>
    </style:style>
    <style:style style:name="T192" style:family="text">
      <style:text-properties fo:font-style="italic" fo:font-weight="normal" style:language-asian="tr" style:country-asian="TR" style:font-style-asian="italic" style:font-weight-asian="normal" style:font-name-complex="Times New Roman" style:font-weight-complex="normal"/>
    </style:style>
    <style:style style:name="T193"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94" style:family="text">
      <style:text-properties fo:font-style="italic" fo:font-weight="normal" officeooo:rsid="00a43a1d" style:font-style-asian="italic" style:font-weight-asian="normal" style:font-style-complex="italic" style:font-weight-complex="normal"/>
    </style:style>
    <style:style style:name="T195" style:family="text">
      <style:text-properties fo:font-style="italic" style:font-style-asian="italic" style:font-style-complex="italic"/>
    </style:style>
    <style:style style:name="T196" style:family="text">
      <style:text-properties fo:font-style="italic" style:language-asian="tr" style:country-asian="TR" style:font-style-asian="italic" style:font-name-complex="Times New Roman" style:font-style-complex="italic"/>
    </style:style>
    <style:style style:name="T197" style:family="text">
      <style:text-properties fo:font-style="italic" officeooo:rsid="00496a67" style:language-asian="tr" style:country-asian="TR" style:font-style-asian="italic" style:font-name-complex="Times New Roman" style:font-style-complex="italic" style:font-weight-complex="normal"/>
    </style:style>
    <style:style style:name="T198" style:family="text">
      <style:text-properties fo:font-style="italic" officeooo:rsid="002b0bb3" style:language-asian="tr" style:country-asian="TR" style:font-style-asian="italic" style:font-name-complex="Times New Roman" style:font-style-complex="italic" style:font-weight-complex="normal"/>
    </style:style>
    <style:style style:name="T199" style:family="text">
      <style:text-properties fo:font-style="italic" officeooo:rsid="003b129e" style:language-asian="tr" style:country-asian="TR" style:font-style-asian="italic" style:font-name-complex="Times New Roman" style:font-style-complex="italic"/>
    </style:style>
    <style:style style:name="T200" style:family="text">
      <style:text-properties fo:font-style="italic" officeooo:rsid="005192be" style:language-asian="tr" style:country-asian="TR" style:font-style-asian="italic" style:font-name-complex="Times New Roman" style:font-style-complex="italic"/>
    </style:style>
    <style:style style:name="T201" style:family="text">
      <style:text-properties fo:font-style="italic" officeooo:rsid="0047d350" style:language-asian="tr" style:country-asian="TR" style:font-style-asian="italic" style:font-name-complex="Times New Roman" style:font-style-complex="italic"/>
    </style:style>
    <style:style style:name="T202" style:family="text">
      <style:text-properties fo:font-style="italic" officeooo:rsid="005915ab" style:language-asian="tr" style:country-asian="TR" style:font-style-asian="italic" style:font-name-complex="Times New Roman" style:font-style-complex="italic"/>
    </style:style>
    <style:style style:name="T203" style:family="text">
      <style:text-properties fo:font-style="italic" officeooo:rsid="00b32608" style:language-asian="tr" style:country-asian="TR" style:font-style-asian="italic" style:font-name-complex="Times New Roman" style:font-style-complex="italic"/>
    </style:style>
    <style:style style:name="T204"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205" style:family="text">
      <style:text-properties officeooo:rsid="004c1294"/>
    </style:style>
    <style:style style:name="T206" style:family="text">
      <style:text-properties officeooo:rsid="004d17d8"/>
    </style:style>
    <style:style style:name="T207" style:family="text">
      <style:text-properties officeooo:rsid="005079a5"/>
    </style:style>
    <style:style style:name="T208" style:family="text">
      <style:text-properties officeooo:rsid="006bae34"/>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06bae34"/>
    </style:style>
    <style:style style:name="T211" style:family="text">
      <style:text-properties officeooo:rsid="008676e7"/>
    </style:style>
    <style:style style:name="T212"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13"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4" style:family="text">
      <style:text-properties officeooo:rsid="0097ef5f"/>
    </style:style>
    <style:style style:name="T215" style:family="text">
      <style:text-properties officeooo:rsid="00a09823"/>
    </style:style>
    <style:style style:name="T216" style:family="text">
      <style:text-properties style:font-name="Abyssinica SIL" style:language-asian="tr" style:country-asian="TR" style:font-name-complex="Times New Roman"/>
    </style:style>
    <style:style style:name="T217" style:family="text">
      <style:text-properties style:font-name="Abyssinica SIL" officeooo:rsid="0013e64a" style:language-asian="tr" style:country-asian="TR" style:font-name-complex="Times New Roman"/>
    </style:style>
    <style:style style:name="T218" style:family="text">
      <style:text-properties style:font-name="Abyssinica SIL" officeooo:rsid="003c3a02" style:language-asian="tr" style:country-asian="TR" style:font-name-complex="Times New Roman"/>
    </style:style>
    <style:style style:name="T219" style:family="text">
      <style:text-properties style:font-name="Abyssinica SIL" officeooo:rsid="004958df" style:language-asian="tr" style:country-asian="TR" style:font-name-complex="Times New Roman"/>
    </style:style>
    <style:style style:name="T220" style:family="text">
      <style:text-properties officeooo:rsid="0078c540"/>
    </style:style>
    <style:style style:name="T221" style:family="text">
      <style:text-properties officeooo:rsid="00b0e99e"/>
    </style:style>
    <style:style style:name="T222" style:family="text">
      <style:text-properties officeooo:rsid="00b1d6f4"/>
    </style:style>
    <style:style style:name="T223" style:family="text">
      <style:text-properties officeooo:rsid="00b32608"/>
    </style:style>
    <style:style style:name="T224" style:family="text">
      <style:text-properties officeooo:rsid="00b3f9ce"/>
    </style:style>
    <style:style style:name="T225" style:family="text">
      <style:text-properties fo:font-size="12pt" officeooo:rsid="00b32608" style:font-size-asian="12pt" style:font-size-complex="12pt"/>
    </style:style>
    <style:style style:name="T226" style:family="text">
      <style:text-properties fo:font-size="12pt" officeooo:rsid="00b8fbe9" style:font-size-asian="12pt" style:font-size-complex="12pt"/>
    </style:style>
    <style:style style:name="T227" style:family="text">
      <style:text-properties fo:font-size="12pt" officeooo:rsid="005e877f" style:font-size-asian="12pt" style:font-size-complex="12pt"/>
    </style:style>
    <style:style style:name="T228" style:family="text">
      <style:text-properties officeooo:rsid="00b8fbe9"/>
    </style:style>
    <style:style style:name="T229" style:family="text">
      <style:text-properties officeooo:rsid="00b959c4"/>
    </style:style>
    <style:style style:name="T230" style:family="text">
      <style:text-properties officeooo:rsid="005e877f" style:font-name-complex="Times New Roman1"/>
    </style:style>
    <style:style style:name="T231" style:family="text">
      <style:text-properties officeooo:rsid="00b8b0f5"/>
    </style:style>
    <style:style style:name="T232"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233"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34"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35"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36"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37"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38" style:family="text">
      <style:text-properties style:font-name="Chilanka" fo:font-size="12pt" fo:font-weight="normal" officeooo:rsid="00d55402" style:font-size-asian="12pt" style:language-asian="tr" style:country-asian="TR" style:font-weight-asian="normal" style:font-name-complex="Times New Roman" style:font-size-complex="12pt" style:font-weight-complex="normal"/>
    </style:style>
    <style:style style:name="T239"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40" style:family="text">
      <style:text-properties style:font-name="Chilanka" fo:font-size="12pt" style:font-size-asian="12pt" style:language-asian="tr" style:country-asian="TR" style:font-name-complex="Times New Roman" style:font-size-complex="12pt"/>
    </style:style>
    <style:style style:name="T241" style:family="text">
      <style:text-properties style:font-name="Chilanka" fo:font-size="12pt" officeooo:rsid="00c5822c" style:font-size-asian="12pt" style:language-asian="tr" style:country-asian="TR" style:font-name-complex="Times New Roman" style:font-size-complex="12pt"/>
    </style:style>
    <style:style style:name="T242" style:family="text">
      <style:text-properties style:font-name="Chilanka" fo:font-size="12pt" officeooo:rsid="00c5d15f" style:font-size-asian="12pt" style:language-asian="tr" style:country-asian="TR" style:font-name-complex="Times New Roman" style:font-size-complex="12pt"/>
    </style:style>
    <style:style style:name="T243"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44" style:family="text">
      <style:text-properties officeooo:rsid="00d55402"/>
    </style:style>
    <style:style style:name="T245" style:family="text">
      <style:text-properties officeooo:rsid="00cddedd"/>
    </style:style>
    <style:style style:name="T246" style:family="text">
      <style:text-properties officeooo:rsid="00bc46ac"/>
    </style:style>
    <style:style style:name="T247" style:family="text">
      <style:text-properties officeooo:rsid="00bcb1ac"/>
    </style:style>
    <style:style style:name="T248" style:family="text">
      <style:text-properties officeooo:rsid="00bcd9f6"/>
    </style:style>
    <style:style style:name="T249" style:family="text">
      <style:text-properties officeooo:rsid="00455e00"/>
    </style:style>
    <style:style style:name="T250" style:family="text">
      <style:text-properties officeooo:rsid="00275b1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LİRLİ SÜRELİ KİRA SÖZLEŞMESİ</text:p>
      <text:p text:style-name="P13"><text:span text:style-name="T45">MADDE </text:span><text:span text:style-name="T46">1<text:tab/></text:span><text:span text:style-name="T93">Tanım</text:span><text:span text:style-name="T95">lar</text:span><text:span text:style-name="T93">: </text:span><text:span text:style-name="T94">İ</text:span><text:span text:style-name="T95">şbu sözleşmede adı geçen; </text:span><text:span text:style-name="T79">Kiraya veren</text:span><text:span text:style-name="T94">; </text:span><text:span text:style-name="T97">mecurun</text:span><text:span text:style-name="T94"> sahibi</text:span><text:span text:style-name="T95">ni</text:span><text:span text:style-name="T94"> ve/veya vekili</text:span><text:span text:style-name="T95">ni</text:span><text:span text:style-name="T94">, </text:span><text:span text:style-name="T79">Kiracı;</text:span><text:span text:style-name="T104"> </text:span><text:span text:style-name="T107">mecuru</text:span><text:span text:style-name="T104"> kiralama hak</text:span><text:span text:style-name="T106">k</text:span><text:span text:style-name="T104">ını belirli bir ücret karşılığında </text:span><text:span text:style-name="T107">belirli bir süre</text:span><text:span text:style-name="T104"> kabul <text:s/>eden gerçek veya tüzel kişi</text:span><text:span text:style-name="T105">yi</text:span><text:span text:style-name="T95"> ifade eder. </text:span><text:span text:style-name="T3">İşbu k</text:span>ira sözleşme<text:span text:style-name="T215">yle</text:span>, kiraya veren , <text:span text:style-name="T40">bu sözleşmede özellikleri belirtilen mecurun</text:span> kullanı<text:span text:style-name="T177">mını,</text:span> <text:span text:style-name="T176">belli bir süre için, belirlenen fiyatla</text:span> kiracıya bırak<text:span text:style-name="T215">ır</text:span>.</text:p>
      <text:p text:style-name="P31"><text:span text:style-name="T120">M</text:span><text:span text:style-name="T118">ADDE </text:span><text:span text:style-name="T119">2<text:tab/></text:span><text:span text:style-name="T121">Kira süresi:</text:span><text:span text:style-name="T122"> </text:span><text:span text:style-name="T123">İşbu s</text:span><text:span text:style-name="T124">özleşme, belirli süre</text:span><text:span text:style-name="T126">lidir</text:span><text:span text:style-name="T125"> ve <text:s/>k</text:span><text:span text:style-name="T124">ararlaştırılan sürenin </text:span><text:span text:style-name="T128">sonunda</text:span><text:span text:style-name="T124"> herhangi bir bildirim olmaksızın, </text:span><text:span text:style-name="T127"><text:s/>sözleşmeden doğan haklar saklı kalmak şartıyla,</text:span><text:span text:style-name="T124"> sona ere</text:span><text:span text:style-name="T125">r. </text:span></text:p>
      <text:p text:style-name="P14"><text:span text:style-name="T51">M</text:span><text:span text:style-name="T45">ADDE 3 <text:tab/></text:span><text:span text:style-name="T86">Vergi ve benzeri yükümlülüklere katlanma borcu : </text:span>Kiralanana <text:span text:style-name="T205">ait, kültür, arsa, bina vergileri kiraya veren ;</text:span> <text:span text:style-name="T207">kira stopaj </text:span>vergi<text:span text:style-name="T78">si, çevre temizlik vergisi </text:span>ve benzeri yükümlülükler <text:span text:style-name="T40">kiracı tarafından ödenecektir. </text:span><text:span text:style-name="T131">Kiracı elektrik, su, </text:span><text:span text:style-name="T133">aidat</text:span><text:span text:style-name="T131"> vb. abone gerektiren işlemlerde, kira başlangıcında abonelikleri üzerine alacaktır ve kira müddeti boyunca bu </text:span><text:span text:style-name="T134">aboneliklere ait</text:span><text:span text:style-name="T131"> giderler kiracıya aittir.</text:span></text:p>
      <text:p text:style-name="P13"><text:span text:style-name="T45">MADDE </text:span><text:span text:style-name="T46">4 <text:tab/></text:span><text:span text:style-name="T87">Yan giderlere katlanma borcu</text:span><text:span text:style-name="T45"> : </text:span>Kira<text:span text:style-name="T40">cı</text:span>, kiralananın kullanımıyla ilgili olmak üzere, kendisi veya üçüncü kişi tarafından yapılan yan giderlere katlanmakla yükümlüdür.</text:p>
      <text:p text:style-name="P15"><text:span text:style-name="T45">MADDE </text:span><text:span text:style-name="T46">5<text:tab/></text:span><text:span text:style-name="T87">Kiralananın teslim anında </text:span><text:span text:style-name="T90">ve </text:span><text:span text:style-name="T87">sonra</text:span><text:span text:style-name="T90">sı</text:span><text:span text:style-name="T87"> ayıplı hâle gelmesinden sorumluluk</text:span><text:span text:style-name="T45"> <text:tab/></text:span></text:p>
      <text:list xml:id="list2100617672" text:style-name="WWNum3">
        <text:list-header>
          <text:p text:style-name="P76"><text:span text:style-name="T15">İşbu </text:span><text:span text:style-name="T17">sözleşme aynı zamanda teslim tutanağı hükmünde olup,</text:span><text:span text:style-name="T15"> sözleşme</text:span><text:span text:style-name="T16">nin imzalanması ile </text:span><text:span text:style-name="T15">kiracı, kiralananı sağlam, ayıpsız ve eksiksiz olarak teslim aldığını kabul etmiştir. </text:span><text:span text:style-name="T14">Taşınmazda bulunan tuvalet, la</text:span><text:bookmark text:name="_GoBack"/><text:span text:style-name="T14">vabo <text:s/>banyo, vb. malzemeler kiracıya sağlam olarak teslim edilmiştir ve kira bitiminde kiracı bu malzemeleri sağlam ve eksiksiz olarak teslim etmekle yükümlüdür. Malzemelerde hasar oluşması durumunda kiracı ödemekle yükümlüdür. </text:span><text:span text:style-name="T17">Mecurun kullanılması sırasında oluşabilecek her türlü arıza, hasar vb. giderler kiracıya aittir. </text:span><text:span text:style-name="T40">Kiracının, mecurun teslimi sonrası, kendi ihtiyaçları doğrultusunda ortaya çıkabilecek ve eksik olarak tanımlayacağı şeylerin sorumluluğu kiracıya aittir. </text:span></text:p>
        </text:list-header>
      </text:list>
      <text:p text:style-name="P13"><text:span text:style-name="T45">MADDE </text:span><text:span text:style-name="T50">6</text:span><text:span text:style-name="T46"><text:tab/></text:span><text:span text:style-name="T87">Kira bedelinin indirilmesi</text:span><text:span text:style-name="T45"> : </text:span>Kiracı, <text:span text:style-name="T41">kira süresi boyunca ve sonrasında, sözleşmede belirlenen kira bedelinde, mucbir sebepler dahil, herhangi bir sebeple </text:span>indirim yapılmasını isteye<text:span text:style-name="T41">mez</text:span>. <text:span text:style-name="T221">İşbu sözleşme pandemi koşulları göz önünde bulundurularak imzalanmıştır.</text:span></text:p>
      <text:p text:style-name="P13"><text:span text:style-name="T45">MADDE </text:span><text:span text:style-name="T52">7</text:span><text:span text:style-name="T46"><text:tab/></text:span><text:span text:style-name="T87">Kira bedelini ödeme borcu,</text:span><text:span text:style-name="T45"> </text:span><text:span text:style-name="T49">ifa zamanı, kiracının temerrüdü</text:span><text:span text:style-name="T45"><text:tab/><text:tab/></text:span></text:p>
      <text:list xml:id="list162311096572974" text:continue-numbering="true" text:style-name="WWNum3">
        <text:list-header>
          <text:p text:style-name="P78"><text:span text:style-name="T153">Kira bedeli nettir. <text:s/></text:span><text:span text:style-name="T130">Sözleşme</text:span><text:span text:style-name="T153">de</text:span><text:span text:style-name="T130"> </text:span><text:span text:style-name="T153">belirtilen kira bedeli</text:span><text:span text:style-name="T130">, vergiler düşüldükten sonra </text:span><text:span text:style-name="T153">kiralayana </text:span><text:span text:style-name="T130">ödene</text:span><text:span text:style-name="T153">cek</text:span><text:span text:style-name="T130"> </text:span><text:span text:style-name="T134">net </text:span><text:span text:style-name="T130">miktardır. </text:span><text:span text:style-name="T153">Kira stopaj vergisi kiracı tarafından, </text:span><text:span text:style-name="T134">kiraya veren adına </text:span><text:span text:style-name="T153">ödenecektir. Her türlü resim vergi ve harçlar, ÇTV, stopaj vergisi ve kira süresi içerisinde ortaya çıkabilecek her türlü resmi ödemeler, vergi ve harçlar kiracı tarafından ödenecektir.</text:span><text:span text:style-name="T130"> Kiracı, kira bedelini </text:span><text:span text:style-name="T154">( kira bedeli aylık ödemeli yapılacaksa her ayın </text:span><text:span text:style-name="T155">1</text:span><text:span text:style-name="T156">. günü</text:span><text:span text:style-name="T154"> peşin </text:span><text:span text:style-name="T155">olarak</text:span><text:span text:style-name="T154"> )</text:span><text:span text:style-name="T130"> ve yan giderleri,</text:span><text:span text:style-name="T154"> </text:span><text:span text:style-name="T155">peşin </text:span><text:span text:style-name="T130">ödemekle yükümlüdür. </text:span><text:span text:style-name="T141">Ki</text:span><text:span text:style-name="T154">ra ödemeleri kiraya verene ait banka hesabına yatırılacaktır. </text:span><text:span text:style-name="T130">İşbu sö</text:span><text:span text:style-name="T157">z</text:span><text:span text:style-name="T130">leşme</text:span><text:span text:style-name="T137">de belirlenen</text:span><text:span text:style-name="T130"> kira bedeli</text:span><text:span text:style-name="T137">nin ödeme vadesi </text:span><text:span text:style-name="T140">sözleşme düzenleme </text:span><text:span text:style-name="T137">tarihidir.</text:span><text:span text:style-name="T130"> Ödeme çek veya senet ile taahhüt edilmiş ise ödemenin zamanında <text:s/>ödenmemesi durumunda, </text:span><text:span text:style-name="T212">müteakip bonolarda muacceliyet kesbedece</text:span><text:span text:style-name="T213">k</text:span><text:span text:style-name="T212">,</text:span><text:span text:style-name="T130"> </text:span><text:span text:style-name="T140">çek veya senedin ödeme vadesi, sözleşme düzenleme tarihi olarak kabul edilecektir </text:span><text:span text:style-name="T158">ve</text:span><text:span text:style-name="T140"> </text:span><text:span text:style-name="T130"><text:s/></text:span><text:span text:style-name="T158">k</text:span><text:span text:style-name="T140">iracı </text:span><text:span text:style-name="T158">geçmiş ve </text:span><text:span text:style-name="T140">o</text:span><text:span text:style-name="T130">turduğu süreye ait kira borcunu, </text:span><text:span text:style-name="T137">geçen her gün için, yıllık kira bedelinin yüzde </text:span><text:span text:style-name="T140">biri</text:span><text:span text:style-name="T137"> oranında </text:span><text:span text:style-name="T140">(%1)</text:span><text:span text:style-name="T137"> </text:span><text:span text:style-name="T139">günlük </text:span><text:span text:style-name="T137">ceza bedeli </text:span><text:span text:style-name="T140">ile birlikte</text:span><text:span text:style-name="T137"> ödemeyi</text:span><text:span text:style-name="T130"> peşinen kabul ve taahhüt eder.</text:span></text:p>
        </text:list-header>
      </text:list>
      <text:p text:style-name="P13"><text:span text:style-name="T45">MADDE </text:span><text:span text:style-name="T53">8</text:span><text:span text:style-name="T47"><text:tab/></text:span><text:span text:style-name="T88">Temizlik ve bakım giderlerini ödeme borcu</text:span> : Kiracı, kiralananın olağan kullanımı için gerekli temizlik, bakım <text:span text:style-name="T221">vb.</text:span> giderleri ödemekle yükümlüdür.</text:p>
      <text:p text:style-name="P13"><text:span text:style-name="T45">MADDE </text:span><text:span text:style-name="T53">9</text:span><text:span text:style-name="T47"><text:tab/></text:span><text:span text:style-name="T50">K</text:span><text:span text:style-name="T88">iralananın gösterilmesine <text:s/>: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75">önce kiracıya bildirmek ve bunların </text:span>yapıldığı sırada kiracının yararlarını göz önünde tutmak zorundadır. </text:p>
      <text:p text:style-name="P23"><text:span text:style-name="T45">MADD</text:span><text:span text:style-name="T55">E 10 </text:span><text:span text:style-name="T80">Kira</text:span><text:span text:style-name="T88">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3">Kiracı, <text:span text:style-name="T206">mecurda bir değişiklik yapmak isterse bu ek bir sözleşme ile belirlenmelidir.</text:span> Kiracı, kiraya verenin rızasıyla yaptığı yenilik ve değişiklikler sebebiyle kiralananda ortaya çıka<text:span text:style-name="T206">bilecek</text:span> </text:p>
      <text:p text:style-name="P3"/>
      <text:p text:style-name="P3"/>
      <text:p text:style-name="P3">KİRAYA VEREN<text:tab/>KİRACI<text:tab/></text:p>
      <text:p text:style-name="P5"><text:tab/><text:tab/><text:tab/><text:tab/><text:tab/><text:span text:style-name="T223">E</text:span><text:span text:style-name="T228">ZİS İNŞ.SAN.TİC.LTD.ŞTİ. Yetkili İrfan SOYLU</text:span><text:span text:style-name="T223"><text:tab/><text:tab/><text:tab/><text:tab/><text:tab/><text:tab/></text:span><text:span text:style-name="T228">TOKAT VD 384 074 1866 </text:span></text:p>
      <text:p text:style-name="P23"><text:soft-page-break/><text:span text:style-name="T130">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35">Aksi bir sözleşme ile kararlaştır</text:span><text:span text:style-name="T151">ı</text:span><text:span text:style-name="T135">lmamışsa, </text:span><text:span text:style-name="T132">Kiracı, kira bitiminde yaptığı bu tip imalatları sökemez, çıkaramaz, kıramaz. Kiracı bu tip imalatları sağlam olarak kiraya verene teslim etmekle yükümlüdür. </text:span></text:p>
      <text:p text:style-name="P13"><text:span text:style-name="T55">MADDE 11</text:span><text:span text:style-name="T47"><text:tab/></text:span><text:span text:style-name="T88">Alt kira ve kullanım hakkının devri, </text:span><text:span text:style-name="T80">Kira ilişkisinin devri</text:span><text:span text:style-name="T45"> : </text:span>Kiracı, kiraya verenin yazılı rızası olmadıkça, kiralananı başkasına kiralayamayacağı gibi, kullanım hakkını da, kira ilişkisini <text:span text:style-name="T177">de</text:span> başkasına devredemez. </text:p>
      <text:p text:style-name="P13"><text:span text:style-name="T45">MADDE </text:span><text:span text:style-name="T47">1</text:span><text:span text:style-name="T54">2</text:span><text:span text:style-name="T47"><text:tab/></text:span><text:span text:style-name="T88">Kiralananın kullanılmaması</text:span><text:span text:style-name="T45"> :</text:span><text:span text:style-name="T2"> </text:span><text:span text:style-name="T8">Normal veya mucbir bir sebeple, m</text:span><text:span text:style-name="T6">ecur</text:span> kullanılmasa veya sınırlı olarak kullanılsa bile kiracı, kira bedelini ödemekle yükümlüdür. <text:span text:style-name="T214">İşbu sözleşme pandemi koşulları göz önünde bulundurularak düzenlenmiştir.</text:span></text:p>
      <text:p text:style-name="P13"><text:span text:style-name="T45">MADDE </text:span><text:span text:style-name="T50">1</text:span><text:span text:style-name="T54">3</text:span><text:span text:style-name="T47"><text:tab/></text:span><text:span text:style-name="T88">Kiralananın sözleşmenin bitiminden önce geri verilmesi</text:span><text:span text:style-name="T45"> <text:s/>: </text:span>Kiracı, sözleşme süresine veya fesih dönemine uymaksızın kiralananı geri verdiği takdirde, kira sözleşmesinden doğan borçları, <text:span text:style-name="T42">sözleşme bitim süresine kadar olan dönem boyunca devam eder. Bu gibi durumlarda kiracı, kiralananı başkasına devredemez. Kiraya veren, k</text:span>iralananın <text:span text:style-name="T174">güncel</text:span> koşullarla kiraya verilebileceği <text:span text:style-name="T42">yeni bir kiracı bulması </text:span>h<text:span text:style-name="T214">a</text:span>linde, kiracının kira sözleşmesinden doğan borçları sona erer. <text:s/><text:span text:style-name="T214">Kiracı sözleşmede belirtilen şartlarda, kiralananı kullanmasa bile, kira borcunu ödemekle yükümlüdür.</text:span></text:p>
      <text:p text:style-name="P16"><text:span text:style-name="T45">MADDE </text:span><text:span text:style-name="T50">1</text:span><text:span text:style-name="T54">4</text:span><text:span text:style-name="T47"><text:tab/></text:span><text:span text:style-name="T86">Sözleşmenin sona ermesi</text:span><text:span text:style-name="T2"> : </text:span><text:span text:style-name="T4">İşbu sözleşme, belirli süreli bir sözleşmedir. K</text:span>ira sözleşmesi bu sürenin sonunda kendiliğinden sona erer. <text:span text:style-name="T206">Kiracı kiralananı sözleşme bitim tarihinde boşaltmakla yükümlüdür.</text:span><text:span text:style-name="T103"> </text:span><text:span text:style-name="T114">K</text:span><text:span text:style-name="T111">iracı, </text:span><text:span text:style-name="T114">mecuru boşaltmadığı takdirde, </text:span><text:span text:style-name="T111"><text:s/></text:span><text:span text:style-name="T110">geçmiş ve </text:span><text:span text:style-name="T111">o</text:span><text:span text:style-name="T108">turduğu süreye ait kira borcunu, </text:span><text:span text:style-name="T112">geçen her gün için, yıllık kira bedelinin yüzde </text:span><text:span text:style-name="T111">biri</text:span><text:span text:style-name="T112"> oranında </text:span><text:span text:style-name="T111">(%1)</text:span><text:span text:style-name="T112"> </text:span><text:span text:style-name="T113">günlük </text:span><text:span text:style-name="T112">ceza bedeli </text:span><text:span text:style-name="T111">ile birlikte</text:span><text:span text:style-name="T112"> ödemeyi</text:span><text:span text:style-name="T108"> peşinen kabul ve taahhüt eder.</text:span></text:p>
      <text:p text:style-name="P13"><text:span text:style-name="T45">MADDE </text:span><text:span text:style-name="T50">1</text:span><text:span text:style-name="T54">5</text:span><text:span text:style-name="T45"><text:tab/></text:span><text:span text:style-name="T86">Kiracının iflası </text:span><text:span text:style-name="T91">ve ölümü : </text:span>Kiracı, kiralananın tesliminden sonra iflas eder <text:span text:style-name="T206">veya</text:span> <text:s/>öl<text:span text:style-name="T206">ürse, ö</text:span>len kiracının <text:span text:style-name="T77">mirasçıları ve </text:span>ortakları veya bu ortakların aynı meslek ve sanatı yürüten mirasçıları <text:span text:style-name="T43"><text:s/>kiranın devam etmesine yönelik istekleri, bu sözleşmeye bağlı olarak geçersizdir. </text:span><text:span text:style-name="T96">Kiracının ölümü ile bu sözleşmedeki </text:span><text:span text:style-name="T93">“Kiralananın sözleşmenin bitiminden önce geri verilmesi” </text:span><text:span text:style-name="T96">maddesinde belirtilen şartlar uygulanır. </text:span><text:span text:style-name="T4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7"><text:span text:style-name="T45">MADDE </text:span><text:span text:style-name="T50">1</text:span><text:span text:style-name="T54">6</text:span><text:span text:style-name="T48"><text:tab/></text:span><text:span text:style-name="T89">Kiralananın geri verilmesi</text:span><text:span text:style-name="T45"> <text:tab/>:</text:span><text:span text:style-name="T2"> “</text:span><text:span text:style-name="T98">Kiralananda yenilik ve değişiklik yapılması“ </text:span><text:span text:style-name="T99">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4">de</text:span>, sözleşmeye aykırı kullanmadan doğacak zararları giderme<text:span text:style-name="T44">kle yükümlüdür.</text:span> </text:p>
      <text:p text:style-name="P13"><text:span text:style-name="T45">MADDE </text:span><text:span text:style-name="T50">1</text:span><text:span text:style-name="T54">7</text:span><text:span text:style-name="T4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86">MADDE <text:span text:style-name="T249">18</text:span><text:span text:style-name="T250"><text:tab/></text:span><text:span text:style-name="T105">Kullanma giderleri</text:span> : <text:span text:style-name="T2">Kiracı, ısıtma, aydınlatma ve su gibi kullanma giderlerine <text:s/>katlan</text:span><text:span text:style-name="T13">ır ve</text:span><text:span text:style-name="T2"> bu giderleri ispat edici belgelerin birer örneğini, <text:s/>diğer tarafa vermek zorundadır.</text:span></text:p>
      <text:p text:style-name="P2"/>
      <text:p text:style-name="P2">KİRAYA VEREN<text:tab/>KİRACI<text:tab/></text:p>
      <text:p text:style-name="P5"><text:span text:style-name="T223"><text:tab/><text:tab/><text:tab/><text:tab/><text:tab/>E</text:span><text:span text:style-name="T228">ZİS İNŞ.SAN.TİC.LTD.ŞTİ. Yetkili İrfan SOYLU</text:span><text:span text:style-name="T223"><text:tab/><text:tab/><text:tab/><text:tab/><text:tab/><text:tab/></text:span><text:span text:style-name="T228">TOKAT VD 384 074 1866 </text:span></text:p>
      <text:p text:style-name="P18"><text:soft-page-break/><text:s/></text:p>
      <text:p text:style-name="P24"><text:span text:style-name="T45">MADDE </text:span><text:span text:style-name="T50">1</text:span><text:span text:style-name="T54">9</text:span><text:span text:style-name="T48"><text:tab/></text:span><text:span text:style-name="T89">Kiracının güvence vermesi</text:span><text:span text:style-name="T45"> <text:tab/>: </text:span><text:span text:style-name="T5">K</text:span>iracı <text:span text:style-name="T224">belirlenen </text:span>güvence <text:span text:style-name="T224">bedelini öder ve tahliyede kiracının herhangi bir borcu olmadığı durumda bu bedel aynı miktarda iade edilir.</text:span></text:p>
      <text:p text:style-name="P19"><text:span text:style-name="T45">MADDE </text:span><text:span text:style-name="T50">2</text:span><text:span text:style-name="T54">0</text:span><text:span text:style-name="T48"> <text:tab/></text:span><text:span text:style-name="T89">Kira </text:span><text:span text:style-name="T92">Yıllık Artış Oranı</text:span><text:span text:style-name="T45"> </text:span><text:span text:style-name="T48">ve </text:span><text:span text:style-name="T89">Belirlenmesi<text:tab/>: </text:span><text:span text:style-name="T229">Uy</text:span>gulanacak <text:span text:style-name="T178">yıllık kira artış oranı</text:span>, <text:span text:style-name="T174">yıllık tüketici </text:span>fiyat endeksi<text:span text:style-name="T229"> </text:span><text:span text:style-name="T174">(TÜFE)</text:span> <text:span text:style-name="T76"><text:s/></text:span><text:span text:style-name="T248">oranında</text:span> <text:span text:style-name="T129">yapılacaktır.</text:span>. </text:p>
      <text:p text:style-name="P92"><text:span text:style-name="T58">MADDE </text:span><text:span text:style-name="T59">2</text:span><text:span text:style-name="T60">1</text:span><text:span text:style-name="T59"> <text:tab/></text:span><text:span text:style-name="T61">Sözleşmenin feshi : </text:span><text:span text:style-name="T130">İşbu sözleşmenin herhangi bir maddesinin ihlali ile </text:span><text:span text:style-name="T144">veya süre bitiminde</text:span><text:span text:style-name="T130">, </text:span><text:span text:style-name="T141">kiraya verenin hakları saklı kalmak şartıyla</text:span><text:span text:style-name="T130"> sözleşme fesh edilir ve kiracı mecuru hiçbir ihtara gerek kalmadan boşaltma</text:span><text:span text:style-name="T145">yı kabul ve taahhüt etmiştir.</text:span></text:p>
      <text:list xml:id="list162312262394322" text:continue-numbering="true" text:style-name="WWNum3">
        <text:list-header>
          <text:p text:style-name="P80"><text:span text:style-name="T72">MADDE 22 </text:span><text:span text:style-name="T73">Tahliye </text:span><text:span text:style-name="T24">İşbu sözleşme, </text:span><text:span text:style-name="T32">aynı zamanda tahliye taahhütnamesi hükmünde olup;</text:span><text:span text:style-name="T24"> kiracı, halen tahtı icarında bulunan taşınmazı; sözleşme bitim </text:span><text:span text:style-name="T25">tarih</text:span><text:span text:style-name="T24">inde</text:span><text:span text:style-name="T25">, </text:span><text:span text:style-name="T24">işbu </text:span><text:span text:style-name="T25">sözleşme</text:span><text:span text:style-name="T26">nin</text:span><text:span text:style-name="T25"> şartlarına bağlı kalarak, </text:span><text:span text:style-name="T27"><text:s/></text:span><text:span text:style-name="T24">hiçbir kanuni merasime, ihtar ve protesto keşidesine, cevap itasına, tebliğ ve tebellüğe, </text:span><text:span text:style-name="T37">herhangi bir ihtar ve hiçbir hüküm istihsaline ve mahkemeden ilam almaya hacet kalmaksızın</text:span><text:span text:style-name="T24"> kayıtsız ve şartsız olarak boşaltmayı </text:span><text:span text:style-name="T37">kesin olarak, </text:span><text:span text:style-name="T38">hür irade</text:span><text:span text:style-name="T39">siyle</text:span><text:span text:style-name="T37"> beyan, kabul ve taahhüt e</text:span><text:span text:style-name="T39">tmiştir.</text:span><text:span text:style-name="T24"><text:tab/>Gününde tahliye edemediği </text:span><text:span text:style-name="T28">veya </text:span><text:span text:style-name="T24">etmediği takdirde, </text:span><text:span text:style-name="T29">geçen her gün için, yıllık kira bedelinin yüzde </text:span><text:span text:style-name="T30">biri</text:span><text:span text:style-name="T29"> oranında </text:span><text:span text:style-name="T30">(%1)</text:span><text:span text:style-name="T29"> </text:span><text:span text:style-name="T25">günlük </text:span><text:span text:style-name="T29">ceza bedeli ödemeyi, </text:span><text:span text:style-name="T24">kiraya veren veya yetkili kanuni vekili tarafından aleyhi</text:span><text:span text:style-name="T31">n</text:span><text:span text:style-name="T24">e yapılacak, her türlü icra takibatı, mahkeme masrafları, avukatlık ücretleri ve benzeri tüm ücretlerinde tamamen şahsı tarafından karşılanacağını şimdiden <text:s/>kabul,</text:span><text:span text:style-name="T28"> beyan</text:span><text:span text:style-name="T24"> ve taahhüt e</text:span><text:span text:style-name="T31">tmiştir</text:span><text:span text:style-name="T24">. </text:span></text:p>
          <text:p text:style-name="P77"><text:span text:style-name="T58">MADDE </text:span><text:span text:style-name="T59">2</text:span><text:span text:style-name="T74">3</text:span><text:span text:style-name="T61"><text:tab/>Kefil ve şahit : </text:span><text:span text:style-name="T130">Kefil </text:span><text:span text:style-name="T145">ve şahit</text:span><text:span text:style-name="T130">, bu sözleşmeye attığı imza ile, sözleşme şartlarına uyulmaması </text:span><text:span text:style-name="T140">ve/veya bu sözleşmeyle bağlantılı tahliye taahhütnamesi vb. belgeler</text:span><text:span text:style-name="T130"> ile ortaya çıkabilecek her türlü maddi ve manevi zararların karşılanması hususunda, müteselsilen sorumlu olduğunu kabul ve beyan etmiştir. Kefil </text:span><text:span text:style-name="T146">ve Şahit</text:span><text:span text:style-name="T130">, sözleşmeyi imzalayan kişinin, </text:span><text:span text:style-name="T151">s</text:span><text:span text:style-name="T130">özleşmede adı geçen kişi olduğuna şahitlik ettiğini kabul ve beyan e</text:span><text:span text:style-name="T164">tmiştir.</text:span><text:span text:style-name="T130"> </text:span></text:p>
          <text:p text:style-name="P79"><text:span text:style-name="T60">MADDE 2</text:span><text:span text:style-name="T74">4</text:span><text:span text:style-name="T60"><text:tab/>Yetkili mercii ve tebligat :</text:span><text:span text:style-name="T18"> İşbu </text:span><text:span text:style-name="T145"><text:s/>sözleşmede belirtilen adresler tarafların tebligat adresleri olarak da belirlenmiş olup her türlü tebligatın bu adreslere yapılabileceği taraflarca kabul edilmişti</text:span><text:span text:style-name="T147">r.</text:span><text:span text:style-name="T145"> Taraflar, anlaşmazlık vuku</text:span><text:span text:style-name="T147">unda</text:span><text:span text:style-name="T145">, T.C. Tokat Mahkeme ve İcra Dairelerinin selahiyetini </text:span><text:span text:style-name="T144">şimdiden </text:span><text:span text:style-name="T145">kabul ve beyan etmiştir. </text:span></text:p>
          <text:list>
            <text:list-item>
              <text:list>
                <text:list-item>
                  <text:list>
                    <text:list-item>
                      <text:list>
                        <text:list-item>
                          <text:list>
                            <text:list-item>
                              <text:list>
                                <text:list-header>
                                  <text:p text:style-name="P81"/>
                                  <text:list>
                                    <text:list-header>
                                      <text:p text:style-name="P79"><text:span text:style-name="T130">İşbu akit, </text:span><text:span text:style-name="T147">3</text:span><text:span text:style-name="T148"> sayfa</text:span><text:span text:style-name="T167">dan</text:span><text:span text:style-name="T149"> </text:span><text:span text:style-name="T145">ve kiraya veren, kiracı, kiralanan ve kira hakkında detaylardan</text:span><text:span text:style-name="T149"> </text:span><text:span text:style-name="T148">oluşur ve </text:span><text:span text:style-name="T147">1</text:span><text:span text:style-name="T130"> nüsha halinde tanzim edilmiş olup, taraflarca </text:span><text:span text:style-name="T145">okunarak, </text:span><text:span text:style-name="T130">kabul edilmiş ve imzalanmıştır.</text:span></text:p>
                                    </text:list-header>
                                  </text:list>
                                </text:list-header>
                              </text:list>
                            </text:list-item>
                          </text:list>
                        </text:list-item>
                      </text:list>
                    </text:list-item>
                  </text:list>
                </text:list-item>
              </text:list>
            </text:list-item>
          </text:list>
        </text:list-header>
      </text:list>
      <text:p text:style-name="P21"><text:span text:style-name="T185">Sözleşmenin<text:tab/>:</text:span><text:span text:style-name="T204"> </text:span><text:span text:style-name="T199">Düzenleme Tarihi</text:span><text:span text:style-name="T200"><text:tab/></text:span><text:span text:style-name="T137">: </text:span><text:span text:style-name="T62"><text:s/></text:span><text:span text:style-name="T71">31 Aralık</text:span><text:span text:style-name="T64"> </text:span><text:span text:style-name="T62">20</text:span><text:span text:style-name="T65">2</text:span><text:span text:style-name="T63">1</text:span><text:span text:style-name="T62"> <text:s/></text:span><text:span text:style-name="T100"><text:s/><text:tab/></text:span><text:span text:style-name="T101">Düzenleme No: </text:span><text:span text:style-name="T81">20</text:span><text:span text:style-name="T82">2</text:span><text:span text:style-name="T83">1</text:span><text:span text:style-name="T85">1231</text:span><text:span text:style-name="T84">-00</text:span><text:span text:style-name="T85">9</text:span></text:p>
      <text:p text:style-name="P21"><text:span text:style-name="T182">Kiraya Veren<text:tab/>: </text:span><text:span text:style-name="T196">Adı Soyadı</text:span><text:span text:style-name="T130"><text:tab/>: </text:span><text:span text:style-name="T152"><text:tab/><text:tab/></text:span><text:span text:style-name="T130"><text:tab/><text:tab/></text:span><text:span text:style-name="T187">TC Kimlik No</text:span><text:span text:style-name="T14"><text:tab/>: </text:span></text:p>
      <text:p text:style-name="P9">Kiracı<text:tab/></text:p>
      <text:p text:style-name="P29"><text:span text:style-name="T196">Adı Soyadı</text:span><text:span text:style-name="T130"><text:tab/>: </text:span><text:span text:style-name="T21">E</text:span><text:span text:style-name="T23">ZİS İNŞ.SAN.TİC.LTD.ŞTİ. - Yetkili İrfan SOYLU</text:span><text:span text:style-name="T21"><text:tab/><text:tab/><text:tab/><text:tab/></text:span><text:span text:style-name="T20"><text:tab/></text:span></text:p>
      <text:p text:style-name="P29"><text:span text:style-name="T203">T</text:span><text:span text:style-name="T196">C Kimlik No</text:span><text:span text:style-name="T130"><text:tab/>: <text:s/></text:span><text:span text:style-name="T23">TOKAT VD 384 074 1866</text:span></text:p>
      <text:p text:style-name="P27"><text:span text:style-name="T201">Tebligat </text:span><text:span text:style-name="T196">Adres</text:span><text:span text:style-name="T130">:</text:span><text:span text:style-name="T163"> </text:span><text:span text:style-name="T166">Bedestenlioğlu OSB Mah. Recep Yazıcıoğlu Bulv. No:32/1 TOKAT </text:span></text:p>
      <text:p text:style-name="P33"><text:span text:style-name="T195">Telefon No</text:span><text:tab/>: <text:s/><text:span text:style-name="T228">0546 407 8721</text:span></text:p>
      <text:p text:style-name="P34"><text:span text:style-name="T180">Kiralana</text:span><text:span text:style-name="T181">nın</text:span><text:span text:style-name="T186"><text:tab/></text:span></text:p>
      <text:p text:style-name="P27"><text:span text:style-name="T196">Cinsi<text:tab/></text:span><text:span text:style-name="T130"><text:tab/><text:tab/>: </text:span><text:span text:style-name="T165">İşyeri</text:span><text:span text:style-name="T66"><text:tab/></text:span><text:span text:style-name="T58"><text:tab/></text:span><text:span text:style-name="T202">Kullanım Amacı</text:span><text:span text:style-name="T130"><text:tab/>:</text:span><text:span text:style-name="T159"> </text:span><text:span text:style-name="T70">Beton ürünleri imalatı</text:span></text:p>
      <text:p text:style-name="P26"><text:span text:style-name="T196">Adresi<text:tab/></text:span><text:span text:style-name="T130"><text:tab/><text:tab/>: </text:span><text:span text:style-name="T70">OSB 2. Kısım</text:span><text:span text:style-name="T69"> </text:span><text:span text:style-name="T70">7. Cad. No:16 </text:span><text:span text:style-name="T69">TOKAT</text:span></text:p>
      <text:p text:style-name="P28"><text:span text:style-name="T192">Tapu-</text:span><text:span text:style-name="T193">Abone Bi</text:span><text:span text:style-name="T192">lgileri</text:span><text:span text:style-name="T130">: </text:span><text:span text:style-name="T160">Pafta: <text:s/><text:tab/></text:span><text:span text:style-name="T147">A</text:span><text:span text:style-name="T130">da<text:tab/>:</text:span><text:span text:style-name="T161"> </text:span><text:span text:style-name="T166">2067</text:span><text:span text:style-name="T163"><text:tab/> P</text:span><text:span text:style-name="T162">arsel<text:tab/>: </text:span><text:span text:style-name="T166">7</text:span><text:span text:style-name="T162"> </text:span><text:span text:style-name="T19"><text:tab/>Elektrik : <text:s text:c="13"/>Su : </text:span></text:p>
      <text:p text:style-name="P32"><text:span text:style-name="T179">Kiranın </text:span><text:tab/></text:p>
      <text:p text:style-name="P25"><text:span text:style-name="T196">Başlangıç tarihi</text:span><text:span text:style-name="T130"><text:tab/>: </text:span><text:span text:style-name="T70">01 Ocak</text:span><text:span text:style-name="T67"> 20</text:span><text:span text:style-name="T68">2</text:span><text:span text:style-name="T71">2</text:span><text:span text:style-name="T160"><text:tab/></text:span><text:span text:style-name="T130"><text:tab/></text:span></text:p>
      <text:p text:style-name="P32"><text:span text:style-name="T195">Bitiş tarihi</text:span><text:tab/><text:tab/>: <text:span text:style-name="T56">31 Aralık 202</text:span><text:span text:style-name="T57">2</text:span><text:span text:style-name="T45"><text:tab/></text:span></text:p>
      <text:p text:style-name="P32"><text:span text:style-name="T195">Süresi </text:span><text:tab/><text:tab/>: <text:span text:style-name="T220">Bir Yıl</text:span></text:p>
      <text:p text:style-name="P30"><text:span text:style-name="T188">Bedeli<text:tab/><text:tab/><text:tab/>: </text:span><text:span text:style-name="T191">72,000.00</text:span><text:span text:style-name="T189"> (</text:span><text:span text:style-name="T191">Yetmiş İki </text:span><text:span text:style-name="T189">Bin ) TL + STOPAJ VERGİSİ</text:span></text:p>
      <text:p text:style-name="P20"><text:span text:style-name="T183">Ödeme</text:span><text:span text:style-name="T184"> Ş</text:span><text:span text:style-name="T183">ekli</text:span><text:span text:style-name="T117"><text:tab/><text:tab/>:</text:span><text:span text:style-name="T108"> </text:span><text:span text:style-name="T115"><text:s/>Peşin </text:span><text:span text:style-name="T116">olarak banka hesabına yatırılacaktır.</text:span><text:span text:style-name="T115"> </text:span></text:p>
      <text:p text:style-name="P22"><text:span text:style-name="T197">B</text:span><text:span text:style-name="T198">anka hesa</text:span><text:span text:style-name="T197">p no</text:span><text:span text:style-name="T109"><text:tab/>: </text:span></text:p>
      <text:p text:style-name="P36"><text:tab/>Kiraya verilen işyeri, 810 m2 kapalı alanın yarısı olan, 4<text:span text:style-name="T248">05</text:span> m2 lik kapalı alan <text:span text:style-name="T248">ve bu alana ulaşmak için gerekli olan yoldur.</text:span> </text:p>
      <text:p text:style-name="P35">İşbu akitteki bilgilerin doğruluğunu ve sözleşmenin tüm şartlarına uyacağımı peşinen kabul ettiğimi, <text:span text:style-name="T175">akiti okuyarak, hür irademle imzaladığımı,</text:span> beyan, <text:span text:style-name="T211">kabul</text:span> ve taahhüt ederim.</text:p>
      <text:p text:style-name="P91"/>
      <text:p text:style-name="P91"/>
      <text:p text:style-name="P8">KİRAYA VEREN<text:tab/>KİRACI<text:tab/></text:p>
      <text:p text:style-name="P6"><text:tab/><text:tab/><text:tab/><text:tab/><text:tab/><text:span text:style-name="T223">E</text:span><text:span text:style-name="T228">ZİS İNŞ.SAN.TİC.LTD.ŞTİ. Yetkili İrfan SOYLU</text:span><text:span text:style-name="T223"><text:tab/><text:tab/><text:tab/><text:tab/><text:tab/><text:tab/></text:span><text:span text:style-name="T228">TOKAT VD 384 074 1866 </text:span><text:tab/><text:tab/></text:p>
      <text:p text:style-name="P4"><text:soft-page-break/></text:p>
      <text:p text:style-name="P4"/>
      <text:p text:style-name="P4"/>
      <text:p text:style-name="P4"/>
      <text:p text:style-name="P4"/>
      <text:p text:style-name="P44">TAHLİYE TAAHHÜTNAMESİ</text:p>
      <text:p text:style-name="P44"/>
      <text:p text:style-name="P49"><text:span text:style-name="T130"><text:tab/>Halen tahtı icarımda bulunan, kiraya vereni ve özellikleri aşağıda belirtilen taşınmazı; </text:span><text:span text:style-name="T139">tahliye etmeyi taahhüt ettiğim tarih</text:span><text:span text:style-name="T142">te</text:span><text:span text:style-name="T139">, </text:span><text:span text:style-name="T142">aşağıda </text:span><text:span text:style-name="T139">tarih </text:span><text:span text:style-name="T142">ve</text:span><text:span text:style-name="T139"> sayı</text:span><text:span text:style-name="T143">sı </text:span><text:span text:style-name="T142">belirtilen </text:span><text:span text:style-name="T139">kira sözleşme</text:span><text:span text:style-name="T143">sinin</text:span><text:span text:style-name="T139"> şartlarına bağlı kalarak, </text:span><text:span text:style-name="T138"><text:s/></text:span><text:span text:style-name="T130">hiçbir kanuni merasime, ihtar ve protesto keşidesine, cevap itasına, tebliğ ve tebellüğe, </text:span><text:span text:style-name="T168">herhangi bir ihtar ve hiçbir hüküm istihsaline ve mahkemeden ilam almaya hacet kalmaksızın</text:span><text:span text:style-name="T130"> kayıtsız ve şartsız olarak boşaltmayı </text:span><text:span text:style-name="T168">kesin olarak, </text:span><text:span text:style-name="T170">hür irademle</text:span><text:span text:style-name="T168"> beyan, kabul ve taahhüt ed</text:span><text:span text:style-name="T169">iyorum</text:span><text:span text:style-name="T168">.</text:span></text:p>
      <text:p text:style-name="P52"/>
      <text:p text:style-name="P50"><text:span text:style-name="T130"><text:tab/>Gününde tahliye edemediğim </text:span><text:span text:style-name="T136">veya </text:span><text:span text:style-name="T130">etmediğim takdirde, </text:span><text:span text:style-name="T137">geçen her gün için, yıllık kira bedelinin yüzde </text:span><text:span text:style-name="T140">biri</text:span><text:span text:style-name="T137"> oranında </text:span><text:span text:style-name="T140">(%1)</text:span><text:span text:style-name="T137"> </text:span><text:span text:style-name="T139">günlük </text:span><text:span text:style-name="T137">ceza bedeli ödemeyi, </text:span><text:span text:style-name="T130">kiraya veren veya yetkili kanuni ve</text:span><text:span text:style-name="T216">kili tarafından aleyhime yapılacak, her türlü icra takibatı, mahkeme masrafları, avukatlık ücretleri ve benzeri tüm ücretlerinde tamamen şahsım tarafından karşılanacağını şimdiden <text:s/>kabul,</text:span><text:span text:style-name="T217"> beyan</text:span><text:span text:style-name="T216"> ve taahhüt ediyorum. İşbu taahhütname</text:span><text:span text:style-name="T218">yi</text:span><text:span text:style-name="T216"> </text:span><text:span text:style-name="T219">hür</text:span><text:span text:style-name="T216"> irademle </text:span><text:span text:style-name="T219">okudum ve</text:span><text:span text:style-name="T216"> imza</text:span><text:span text:style-name="T218">lıyorum</text:span><text:span text:style-name="T216">. </text:span></text:p>
      <text:p text:style-name="P45"/>
      <text:p text:style-name="P55">TAHLİYE EDİLECEK YERİN</text:p>
      <text:p text:style-name="P53">Adresi<text:tab/>: <text:s/></text:p>
      <text:p text:style-name="P46"/>
      <text:p text:style-name="P54"><text:span text:style-name="T36">İlgili </text:span><text:span text:style-name="T33">Kira </text:span><text:span text:style-name="T34">Sözleşme</text:span><text:span text:style-name="T33">si</text:span><text:span text:style-name="T34"> Tarihi, <text:s/></text:span><text:span text:style-name="T35">No <text:s/></text:span><text:span text:style-name="T34"><text:tab/>:<text:tab/></text:span></text:p>
      <text:p text:style-name="P45"/>
      <text:p text:style-name="P48">Taahhüdün verildiği tarih<text:tab/>:</text:p>
      <text:p text:style-name="P47">Mecurun tahliye Edileceği taahhüt edilen tarih<text:tab/>:</text:p>
      <text:p text:style-name="P42"/>
      <text:p text:style-name="P57"/>
      <text:p text:style-name="P57">Kiracı<text:tab/></text:p>
      <text:p text:style-name="P51"><text:span text:style-name="T196">Adı Soyadı</text:span><text:span text:style-name="T130"><text:tab/>: </text:span><text:span text:style-name="T21">E</text:span><text:span text:style-name="T23">ZİS İNŞ.SAN.TİC.LTD.ŞTİ. - Yetkili İrfan SOYLU</text:span><text:span text:style-name="T21"><text:tab/><text:tab/><text:tab/><text:tab/></text:span><text:span text:style-name="T20"><text:tab/></text:span></text:p>
      <text:p text:style-name="P51"><text:span text:style-name="T130"><text:tab/><text:tab/> <text:s/></text:span><text:span text:style-name="T23">TOKAT VD 384 074 1866</text:span></text:p>
      <text:p text:style-name="P51"><text:span text:style-name="T201">Tebligat </text:span><text:span text:style-name="T196">Adres</text:span><text:span text:style-name="T130">:</text:span><text:span text:style-name="T163"> </text:span><text:span text:style-name="T166">Bedestenlioğlu OSB Mah. Recep Yazıcıoğlu Bulv. No:32/1 TOKAT </text:span></text:p>
      <text:p text:style-name="P56"><text:span text:style-name="T194">Telefon No</text:span><text:span text:style-name="T9"><text:tab/>: <text:s/></text:span><text:span text:style-name="T10">0546 407 8721</text:span></text:p>
      <text:p text:style-name="P43"><text:span text:style-name="T102"><text:tab/><text:tab/><text:tab/><text:tab/></text:span><text:span text:style-name="T22"><text:tab/></text:span></text:p>
      <text:p text:style-name="P40"/>
      <text:p text:style-name="P40"/>
      <text:p text:style-name="P40"/>
      <text:p text:style-name="P40"/>
      <text:p text:style-name="P40"/>
      <text:p text:style-name="P40"/>
      <text:p text:style-name="P40"/>
      <text:p text:style-name="P40"><text:tab/><text:tab/><text:tab/><text:tab/><text:tab/><text:span text:style-name="T230"> <text:s/>KİRACI</text:span></text:p>
      <text:p text:style-name="P41"><text:tab/><text:tab/><text:tab/><text:tab/><text:tab/><text:span text:style-name="T225">E</text:span><text:span text:style-name="T226">ZİS İNŞ.SAN.TİC.LTD.ŞTİ. Yetkili İrfan SOYLU</text:span><text:span text:style-name="T225"><text:tab/><text:tab/><text:tab/><text:tab/><text:tab/><text:tab/></text:span><text:span text:style-name="T226">TOKAT VD 384 074 1866 </text:span><text:span text:style-name="T227"><text:tab/></text:span></text:p>
      <text:p text:style-name="P39"/>
      <text:p text:style-name="P39"/>
      <text:p text:style-name="P39"/>
      <text:p text:style-name="P39"><text:soft-page-break/></text:p>
      <text:p text:style-name="P37"/>
      <text:p text:style-name="P37"/>
      <text:p text:style-name="P37"/>
      <text:p text:style-name="P37"/>
      <text:p text:style-name="P37"/>
      <text:p text:style-name="P58">KİRA FESİH SÖZLEŞMESİ</text:p>
      <text:p text:style-name="P59"/>
      <text:p text:style-name="P67"><text:span text:style-name="T130"><text:tab/></text:span><text:span text:style-name="T150">A</text:span><text:span text:style-name="T142">şağıda </text:span><text:span text:style-name="T139">tarih </text:span><text:span text:style-name="T142">ve</text:span><text:span text:style-name="T139"> sayı</text:span><text:span text:style-name="T143">sı </text:span><text:span text:style-name="T142">belirtilen </text:span><text:span text:style-name="T139">kira sözleşme</text:span><text:span text:style-name="T143">si</text:span><text:span text:style-name="T150">ni tek taraflı olarak fesh ediyorum. Sözleşme şartları ile t</text:span><text:span text:style-name="T130">ahtı icarımda bulunan taşınmazı; </text:span><text:span text:style-name="T150">belirtilen tarihte,</text:span><text:span text:style-name="T139"> </text:span><text:span text:style-name="T142">belirtilen </text:span><text:span text:style-name="T139">kira sözleşme</text:span><text:span text:style-name="T143">sinin</text:span><text:span text:style-name="T139"> şartlarına bağlı kalarak </text:span><text:span text:style-name="T171">tahliye ettim.</text:span></text:p>
      <text:p text:style-name="P60"/>
      <text:p text:style-name="P61"><text:span text:style-name="T210">FESH</text:span><text:span text:style-name="T209"> EDİLE</text:span><text:span text:style-name="T210">N</text:span><text:span text:style-name="T209"> </text:span><text:span text:style-name="T210">SÖZLEŞMENİN</text:span></text:p>
      <text:p text:style-name="P60"/>
      <text:p text:style-name="P68"><text:span text:style-name="T172">Tarihi, <text:s/></text:span><text:span text:style-name="T173">No</text:span><text:span text:style-name="T172"><text:tab/><text:tab/><text:tab/><text:tab/>:<text:tab/></text:span></text:p>
      <text:p text:style-name="P62">Mecurun tahliye Edil<text:span text:style-name="T208">diği </text:span>tarih<text:tab/>:</text:p>
      <text:p text:style-name="P62"/>
      <text:p text:style-name="P69">Kiracı<text:tab/></text:p>
      <text:p text:style-name="P70"><text:span text:style-name="T196">Adı Soyadı</text:span><text:span text:style-name="T130"><text:tab/>: </text:span><text:span text:style-name="T21">E</text:span><text:span text:style-name="T23">ZİS İNŞ.SAN.TİC.LTD.ŞTİ. - Yetkili İrfan SOYLU</text:span><text:span text:style-name="T21"><text:tab/><text:tab/><text:tab/><text:tab/></text:span><text:span text:style-name="T20"><text:tab/></text:span><text:span text:style-name="T130"> <text:s/></text:span><text:span text:style-name="T23">TOKAT VD 384 074 1866</text:span></text:p>
      <text:p text:style-name="P70"><text:span text:style-name="T196">Adres</text:span><text:span text:style-name="T130">:</text:span><text:span text:style-name="T163"> </text:span><text:span text:style-name="T166">Bedestenlioğlu OSB Mah. Recep Yazıcıoğlu Bulv. No:32/1 TOKAT </text:span></text:p>
      <text:p text:style-name="P71"><text:span text:style-name="T194">Telefon No</text:span><text:span text:style-name="T9"><text:tab/>: <text:s/></text:span><text:span text:style-name="T10">0546 407 8721</text:span></text:p>
      <text:p text:style-name="P63"><text:tab/><text:tab/><text:tab/><text:tab/><text:tab/></text:p>
      <text:p text:style-name="P63"/>
      <text:p text:style-name="P63"/>
      <text:p text:style-name="P64"><text:tab/></text:p>
      <text:p text:style-name="P66"><text:tab/> <text:s text:c="10"/>K<text:span text:style-name="T224">iracı</text:span><text:tab/></text:p>
      <text:p text:style-name="P65"><text:tab/><text:tab/><text:tab/><text:tab/><text:span text:style-name="T225">E</text:span><text:span text:style-name="T226">ZİS İNŞ.SAN.TİC.LTD.ŞTİ. Yetkili İrfan SOYLU</text:span><text:span text:style-name="T225"><text:tab/><text:tab/><text:tab/><text:tab/><text:tab/><text:tab/></text:span><text:span text:style-name="T226">TOKAT VD 384 074 1866 </text:span><text:span text:style-name="T227"><text:tab/></text:span></text:p>
      <text:p text:style-name="P82"/>
      <text:p text:style-name="P82"><text:soft-page-break/></text:p>
      <text:p text:style-name="P11"><text:span text:style-name="T231">E</text:span>lektrik Kullanım Sözleşmesi</text:p>
      <text:p text:style-name="P12"><text:span text:style-name="T2">İşbu sözleşme taraflarca elektrik kullanım şartları üzerine, anlaşılarak imzalanmıştır. </text:span><text:span text:style-name="T11">Mecurda bulunan </text:span><text:span text:style-name="T12">trafo, </text:span><text:span text:style-name="T11">pano ve elektrik tesisatı, kiracı tarafından ücretsiz olarak kullanılacaktır.</text:span></text:p>
      <text:list xml:id="list3024616937" text:style-name="L1">
        <text:list-item>
          <text:p text:style-name="P83"><text:span text:style-name="T232">Kiracı, kiraya verene ait abone </text:span><text:span text:style-name="T233">ve pano</text:span><text:span text:style-name="T232"> üzerinden elektrik kullanımı sağlayacaktır.</text:span></text:p>
        </text:list-item>
        <text:list-item>
          <text:p text:style-name="P84"><text:span text:style-name="T232">Kiracının kullanacağı </text:span><text:span text:style-name="T234">kompresör, matkap, </text:span><text:span text:style-name="T232">elektrik motorları, aydınlatma aksesuarları vb. gibi elektrik tüketen gereçler </text:span><text:span text:style-name="T235">her </text:span><text:span text:style-name="T232">kira başlangıcında belirlenec</text:span><text:span text:style-name="T235">e</text:span><text:span text:style-name="T232">ktir. </text:span></text:p>
          <text:p text:style-name="P85">Elektrik Kullanım Bedeli</text:p>
        </text:list-item>
        <text:list-item>
          <text:p text:style-name="P87">Elektrik kullanım bedeli, aşağıdaki şartlar dahilinde, kiraya veren tarafından ödenecektir.</text:p>
          <text:list>
            <text:list-item>
              <text:p text:style-name="P83"><text:span text:style-name="T232">Mecurda, kiracının işiyle alakalı elektrik motorları, aydınlatma vb. mecburi <text:s/>tüketimler</text:span><text:span text:style-name="T233">in bedeli</text:span><text:span text:style-name="T232"> kira bedeline dahildir, </text:span><text:span text:style-name="T236">kiracı </text:span><text:span text:style-name="T233">ayrıyeten elektrik bedeli ödemeyecektir.</text:span></text:p>
            </text:list-item>
            <text:list-item>
              <text:p text:style-name="P83"><text:span text:style-name="T232">Kiracı, elektrikli soba, su ısıtıcısı gibi </text:span><text:span text:style-name="T233">ticari işiyle ilgili olmayan, aşırı tüketim </text:span><text:span text:style-name="T232">aletleri</text:span><text:span text:style-name="T233">ni mecurda</text:span><text:span text:style-name="T232"> kullanamaz. </text:span><text:span text:style-name="T233">Bu gibi aletlerin kullanılması kira sözleşmesinin feshini gerektirir.</text:span></text:p>
            </text:list-item>
            <text:list-item>
              <text:p text:style-name="P88">Kiracı işyerine koyacağı, elektrik tüketimi olan aletleri kiraya verene, her sözleşme döneminde bildirmekle yükümlüdür.</text:p>
            </text:list-item>
            <text:list-item>
              <text:p text:style-name="P83"><text:span text:style-name="T234">Oluşabilecek arızaların başlangıç sınırının </text:span><text:span text:style-name="T232">belirlenmesi </text:span><text:span text:style-name="T234">ve </text:span><text:span text:style-name="T237">k</text:span><text:span text:style-name="T234">iracının </text:span><text:span text:style-name="T232">aylık elektrik tüketiminin </text:span><text:span text:style-name="T234">belirlen</text:span><text:span text:style-name="T237">ebil</text:span><text:span text:style-name="T234">mesi</text:span><text:span text:style-name="T232"> için, bilgi amaçlı bir süzme sayaç takılacak ve kullanım miktarları kayıt altına alınacaktır.</text:span></text:p>
            </text:list-item>
            <text:list-item>
              <text:p text:style-name="P88">Kullanım miktarlarının aylık yaklaşık miktarlarda olması takip edilecektir. Aylara göre oluşabilecek sapmalardaki tüketim bedel farklarını kiraya veren ayrıyeten talep edemez.</text:p>
            </text:list-item>
          </text:list>
          <text:p text:style-name="P94"><text:span text:style-name="T240">Pano, Tesisat, </text:span><text:span text:style-name="T241">Arıza, Ortak Giderler </text:span><text:span text:style-name="T242">ve Sorumluluk</text:span></text:p>
        </text:list-item>
        <text:list-item>
          <text:p text:style-name="P95"><text:span text:style-name="T232">Mecurda bulunan </text:span><text:span text:style-name="T238">ana </text:span><text:span text:style-name="T232">pano, </text:span><text:span text:style-name="T237">kiracının</text:span><text:span text:style-name="T232"> enerji ihtiyacını karşılayacak şekilde tesis edilmiştir </text:span><text:span text:style-name="T239">ve </text:span><text:span text:style-name="T237">kiracıya</text:span><text:span text:style-name="T239"> 100 amperlik sigorta ile panodan enerji verilmektedir.</text:span></text:p>
        </text:list-item>
        <text:list-item>
          <text:p text:style-name="P89"><text:span text:style-name="T246">Trafo ve a</text:span><text:span text:style-name="T244">na p</text:span>anoda oluşabilecek arızalardan, <text:span text:style-name="T244">ana </text:span>pano üzerinden enerji sağlayan k<text:span text:style-name="T245">iracı,</text:span> müştereken <text:span text:style-name="T247">sorumludur. Arıza bedeline katılım oranı, her müşterekin, kendisinin kullandığı tüketim miktarına orantılı olarak kiraya veren tarafından hesaplanır</text:span>. <text:span text:style-name="T247">Arıza kiraya veren tarafından giderilir.</text:span> </text:p>
        </text:list-item>
        <text:list-item>
          <text:p text:style-name="P90">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0">Kiracının ekipmanlarında oluşabilecek elektrik tesisatı kaynaklı arızaların sorumluluğu tamamen kiracıya aittir. Kiracı kendi tedbirlerini almakla yükümlüdür.</text:p>
        </text:list-item>
        <text:list-item>
          <text:p text:style-name="P89"><text:span text:style-name="T245">Kiracı</text:span> kendisine ait sayaçtan sonraki tesisat ve ekipmanlarda oluşabilecek arızalardan münferiden sorumludur.</text:p>
          <text:p text:style-name="P95"><text:span text:style-name="T243">Teminat</text:span><text:span text:style-name="T232"> </text:span></text:p>
        </text:list-item>
        <text:list-item>
          <text:p text:style-name="P89">Teminat bedeli, her kira döneminde kiraya veren tarafından belirlenir ve kiracı oluşan farkı ödemekle yükümlüdür.</text:p>
        </text:list-item>
        <text:list-item>
          <text:p text:style-name="P89">Teminat bedeli, kira bitiminde borcu olmaması durumunda kiracıya, ödediği miktar kadar iade edilecektir. </text:p>
        </text:list-item>
      </text:list>
      <text:p text:style-name="P7"/>
      <text:p text:style-name="P7"/>
      <text:p text:style-name="P38"/>
      <text:p text:style-name="P73"/>
      <text:p text:style-name="P72"><text:tab/><text:tab/><text:tab/><text:tab/><text:span text:style-name="T223">E</text:span><text:span text:style-name="T228">ZİS İNŞ.SAN.TİC.LTD.ŞTİ. </text:span></text:p>
      <text:p text:style-name="P72"><text:span text:style-name="T228"><text:tab/><text:tab/><text:tab/><text:tab/>Yetkili İrfan SOYLU</text:span><text:span text:style-name="T223"><text:tab/><text:tab/></text:span></text:p>
      <text:p text:style-name="P72"><text:span text:style-name="T223"><text:tab/><text:tab/><text:tab/><text:tab/></text:span><text:span text:style-name="T228">TOKAT VD 384 074 186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0.9cm" fo:margin-bottom="0.9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2-16T16:22:56.573236257</dc:date>
    <meta:editing-duration>P1DT9H52M9S</meta:editing-duration>
    <meta:editing-cycles>81</meta:editing-cycles>
    <meta:generator>LibreOffice/7.2.5.2$Linux_X86_64 LibreOffice_project/20$Build-2</meta:generator>
    <meta:print-date>2021-10-15T14:42:47.325467484</meta:print-date>
    <meta:document-statistic meta:table-count="0" meta:image-count="0" meta:object-count="0" meta:page-count="6" meta:paragraph-count="110" meta:word-count="2288" meta:character-count="17382" meta:non-whitespace-character-count="14956"/>
  </office:meta>
</office:document-meta>
</file>